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OpenSymbol1" svg:font-family="OpenSymbol"/>
    <style:font-face style:name="Segoe UI" svg:font-family="'Segoe U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itle">
      <style:text-properties fo:language="en" fo:country="U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Heading_20_1">
      <style:paragraph-properties fo:break-before="page"/>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emistry Review</text:p>
      <text:p text:style-name="P2">35/66 = 5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106_879635982" text:style-name="Index_20_Link" text:visited-style-name="Index_20_Link">1. Stoichiometric Relations<text:tab/>3</text:a></text:p>
          <text:p text:style-name="P8"><text:a xlink:type="simple" xlink:href="#__RefHeading__2318_879635982" text:style-name="Index_20_Link" text:visited-style-name="Index_20_Link">1.1-The Mole<text:tab/>3</text:a></text:p>
          <text:p text:style-name="P8"><text:a xlink:type="simple" xlink:href="#__RefHeading__2320_879635982" text:style-name="Index_20_Link" text:visited-style-name="Index_20_Link">1.2-Formulas<text:tab/>3</text:a></text:p>
          <text:p text:style-name="P8"><text:a xlink:type="simple" xlink:href="#__RefHeading__2242_879635982" text:style-name="Index_20_Link" text:visited-style-name="Index_20_Link">1.3-Chemical Equations<text:tab/>3</text:a></text:p>
          <text:p text:style-name="P8"><text:a xlink:type="simple" xlink:href="#__RefHeading__2244_879635982" text:style-name="Index_20_Link" text:visited-style-name="Index_20_Link">1.4-Mass and Gaseous Volume Relationships in Reactions<text:tab/>3</text:a></text:p>
          <text:p text:style-name="P8"><text:a xlink:type="simple" xlink:href="#__RefHeading__2246_879635982" text:style-name="Index_20_Link" text:visited-style-name="Index_20_Link">1.5-Solutions<text:tab/>3</text:a></text:p>
          <text:p text:style-name="P9"><text:a xlink:type="simple" xlink:href="#__RefHeading__108_879635982" text:style-name="Index_20_Link" text:visited-style-name="Index_20_Link">2. Atomic Structure<text:tab/>3</text:a></text:p>
          <text:p text:style-name="P8"><text:a xlink:type="simple" xlink:href="#__RefHeading__2248_879635982" text:style-name="Index_20_Link" text:visited-style-name="Index_20_Link">2.1-The Atom<text:tab/>3</text:a></text:p>
          <text:p text:style-name="P8"><text:a xlink:type="simple" xlink:href="#__RefHeading__2250_879635982" text:style-name="Index_20_Link" text:visited-style-name="Index_20_Link">2.2-The Mass Spectrometer<text:tab/>4</text:a></text:p>
          <text:p text:style-name="P8"><text:a xlink:type="simple" xlink:href="#__RefHeading__2252_879635982" text:style-name="Index_20_Link" text:visited-style-name="Index_20_Link">2.3-Electron Arrangement<text:tab/>4</text:a></text:p>
          <text:p text:style-name="P8"><text:a xlink:type="simple" xlink:href="#__RefHeading__2254_879635982" text:style-name="Index_20_Link" text:visited-style-name="Index_20_Link">12.1-Electron Configuration<text:tab/>4</text:a></text:p>
          <text:p text:style-name="P9"><text:a xlink:type="simple" xlink:href="#__RefHeading__110_879635982" text:style-name="Index_20_Link" text:visited-style-name="Index_20_Link">3. Periodicity<text:tab/>5</text:a></text:p>
          <text:p text:style-name="P8"><text:a xlink:type="simple" xlink:href="#__RefHeading__2256_879635982" text:style-name="Index_20_Link" text:visited-style-name="Index_20_Link">3.1-The Periodic Table<text:tab/>5</text:a></text:p>
          <text:p text:style-name="P8"><text:a xlink:type="simple" xlink:href="#__RefHeading__2258_879635982" text:style-name="Index_20_Link" text:visited-style-name="Index_20_Link">3.2-Physical Properties<text:tab/>5</text:a></text:p>
          <text:p text:style-name="P8"><text:a xlink:type="simple" xlink:href="#__RefHeading__2260_879635982" text:style-name="Index_20_Link" text:visited-style-name="Index_20_Link">3.3-Chemical Properties<text:tab/>5</text:a></text:p>
          <text:p text:style-name="P8"><text:a xlink:type="simple" xlink:href="#__RefHeading__2322_879635982" text:style-name="Index_20_Link" text:visited-style-name="Index_20_Link">13.1-Trends Across Period 3<text:tab/>5</text:a></text:p>
          <text:p text:style-name="P8"><text:a xlink:type="simple" xlink:href="#__RefHeading__2324_879635982" text:style-name="Index_20_Link" text:visited-style-name="Index_20_Link">13.2-First-Row d-Block Elements<text:tab/>5</text:a></text:p>
          <text:p text:style-name="P9"><text:a xlink:type="simple" xlink:href="#__RefHeading__112_879635982" text:style-name="Index_20_Link" text:visited-style-name="Index_20_Link">4. Chemical Bonding And Structure<text:tab/>6</text:a></text:p>
          <text:p text:style-name="P8"><text:a xlink:type="simple" xlink:href="#__RefHeading__2262_879635982" text:style-name="Index_20_Link" text:visited-style-name="Index_20_Link">4.1-Ionic Bonding<text:tab/>6</text:a></text:p>
          <text:p text:style-name="P8"><text:a xlink:type="simple" xlink:href="#__RefHeading__2264_879635982" text:style-name="Index_20_Link" text:visited-style-name="Index_20_Link">4.2-Covalent Bonding<text:tab/>6</text:a></text:p>
          <text:p text:style-name="P8"><text:a xlink:type="simple" xlink:href="#__RefHeading__2266_879635982" text:style-name="Index_20_Link" text:visited-style-name="Index_20_Link">4.3-Intermolecular Forces<text:tab/>6</text:a></text:p>
          <text:p text:style-name="P8"><text:a xlink:type="simple" xlink:href="#__RefHeading__2268_879635982" text:style-name="Index_20_Link" text:visited-style-name="Index_20_Link">4.4-Metallic Bonding<text:tab/>6</text:a></text:p>
          <text:p text:style-name="P8"><text:a xlink:type="simple" xlink:href="#__RefHeading__2270_879635982" text:style-name="Index_20_Link" text:visited-style-name="Index_20_Link">4.5-Physical Properties<text:tab/>6</text:a></text:p>
          <text:p text:style-name="P8"><text:a xlink:type="simple" xlink:href="#__RefHeading__2326_879635982" text:style-name="Index_20_Link" text:visited-style-name="Index_20_Link">14.1-Shapes of Molecules and Ions<text:tab/>7</text:a></text:p>
          <text:p text:style-name="P8"><text:a xlink:type="simple" xlink:href="#__RefHeading__2328_879635982" text:style-name="Index_20_Link" text:visited-style-name="Index_20_Link">14.2-Hybridization<text:tab/>7</text:a></text:p>
          <text:p text:style-name="P8"><text:a xlink:type="simple" xlink:href="#__RefHeading__2330_879635982" text:style-name="Index_20_Link" text:visited-style-name="Index_20_Link">14.3-Delocalization of Electrons<text:tab/>7</text:a></text:p>
          <text:p text:style-name="P9"><text:a xlink:type="simple" xlink:href="#__RefHeading__114_879635982" text:style-name="Index_20_Link" text:visited-style-name="Index_20_Link">5. Energetics / Thermochemistry<text:tab/>7</text:a></text:p>
          <text:p text:style-name="P8"><text:a xlink:type="simple" xlink:href="#__RefHeading__2272_879635982" text:style-name="Index_20_Link" text:visited-style-name="Index_20_Link">5.1-Exothermic and Endothermic Reactions<text:tab/>7</text:a></text:p>
          <text:p text:style-name="P8"><text:a xlink:type="simple" xlink:href="#__RefHeading__2274_879635982" text:style-name="Index_20_Link" text:visited-style-name="Index_20_Link">5.2-Calculation of Enthalpy Changes<text:tab/>8</text:a></text:p>
          <text:p text:style-name="P8"><text:a xlink:type="simple" xlink:href="#__RefHeading__2276_879635982" text:style-name="Index_20_Link" text:visited-style-name="Index_20_Link">5.3-Hess's Law<text:tab/>8</text:a></text:p>
          <text:p text:style-name="P8"><text:a xlink:type="simple" xlink:href="#__RefHeading__2278_879635982" text:style-name="Index_20_Link" text:visited-style-name="Index_20_Link">5.4-Bond Enthalpies<text:tab/>8</text:a></text:p>
          <text:p text:style-name="P8"><text:a xlink:type="simple" xlink:href="#__RefHeading__2332_879635982" text:style-name="Index_20_Link" text:visited-style-name="Index_20_Link">15.1-Standard Enthalpy Changes of Reactions<text:tab/>8</text:a></text:p>
          <text:p text:style-name="P8"><text:a xlink:type="simple" xlink:href="#__RefHeading__2334_879635982" text:style-name="Index_20_Link" text:visited-style-name="Index_20_Link">15.2-Born-Haber Cycles<text:tab/>8</text:a></text:p>
          <text:p text:style-name="P8"><text:a xlink:type="simple" xlink:href="#__RefHeading__2336_879635982" text:style-name="Index_20_Link" text:visited-style-name="Index_20_Link">15.3-Entropy<text:tab/>8</text:a></text:p>
          <text:p text:style-name="P8"><text:a xlink:type="simple" xlink:href="#__RefHeading__2338_879635982" text:style-name="Index_20_Link" text:visited-style-name="Index_20_Link">15.4-Spontaneity<text:tab/>8</text:a></text:p>
          <text:p text:style-name="P9"><text:a xlink:type="simple" xlink:href="#__RefHeading__116_879635982" text:style-name="Index_20_Link" text:visited-style-name="Index_20_Link">6. Chemical Kinetics<text:tab/>9</text:a></text:p>
          <text:p text:style-name="P8"><text:a xlink:type="simple" xlink:href="#__RefHeading__2280_879635982" text:style-name="Index_20_Link" text:visited-style-name="Index_20_Link">6.1-Rates of Reaction<text:tab/>9</text:a></text:p>
          <text:p text:style-name="P8"><text:a xlink:type="simple" xlink:href="#__RefHeading__2282_879635982" text:style-name="Index_20_Link" text:visited-style-name="Index_20_Link">6.2-Collision Theory<text:tab/>10</text:a></text:p>
          <text:p text:style-name="P8"><text:a xlink:type="simple" xlink:href="#__RefHeading__2340_879635982" text:style-name="Index_20_Link" text:visited-style-name="Index_20_Link">16.1-Rate Expression<text:tab/>10</text:a></text:p>
          <text:p text:style-name="P8"><text:soft-page-break/><text:a xlink:type="simple" xlink:href="#__RefHeading__2342_879635982" text:style-name="Index_20_Link" text:visited-style-name="Index_20_Link">16.2-Reaction Mechanism<text:tab/>10</text:a></text:p>
          <text:p text:style-name="P8"><text:a xlink:type="simple" xlink:href="#__RefHeading__2344_879635982" text:style-name="Index_20_Link" text:visited-style-name="Index_20_Link">16.3-Activation Energy<text:tab/>10</text:a></text:p>
          <text:p text:style-name="P9"><text:a xlink:type="simple" xlink:href="#__RefHeading__118_879635982" text:style-name="Index_20_Link" text:visited-style-name="Index_20_Link">7. Equilibrium<text:tab/>10</text:a></text:p>
          <text:p text:style-name="P8"><text:a xlink:type="simple" xlink:href="#__RefHeading__2284_879635982" text:style-name="Index_20_Link" text:visited-style-name="Index_20_Link">7.1-Dynamic Equilibrium<text:tab/>10</text:a></text:p>
          <text:p text:style-name="P8"><text:a xlink:type="simple" xlink:href="#__RefHeading__2286_879635982" text:style-name="Index_20_Link" text:visited-style-name="Index_20_Link">7.2-The Position of Equilibrium<text:tab/>10</text:a></text:p>
          <text:p text:style-name="P8"><text:a xlink:type="simple" xlink:href="#__RefHeading__2346_879635982" text:style-name="Index_20_Link" text:visited-style-name="Index_20_Link">17.1-Liquid-Vapor Equilibrium<text:tab/>10</text:a></text:p>
          <text:p text:style-name="P8"><text:a xlink:type="simple" xlink:href="#__RefHeading__2348_879635982" text:style-name="Index_20_Link" text:visited-style-name="Index_20_Link">17.2-The Equilibrium Law<text:tab/>10</text:a></text:p>
          <text:p text:style-name="P9"><text:a xlink:type="simple" xlink:href="#__RefHeading__120_879635982" text:style-name="Index_20_Link" text:visited-style-name="Index_20_Link">8. Acids and Bases<text:tab/>10</text:a></text:p>
          <text:p text:style-name="P8"><text:a xlink:type="simple" xlink:href="#__RefHeading__2288_879635982" text:style-name="Index_20_Link" text:visited-style-name="Index_20_Link">8.1-Theories of Acids and Bases<text:tab/>10</text:a></text:p>
          <text:p text:style-name="P8"><text:a xlink:type="simple" xlink:href="#__RefHeading__2290_879635982" text:style-name="Index_20_Link" text:visited-style-name="Index_20_Link">8.2-Properties of Acids and Bases<text:tab/>10</text:a></text:p>
          <text:p text:style-name="P8"><text:a xlink:type="simple" xlink:href="#__RefHeading__2292_879635982" text:style-name="Index_20_Link" text:visited-style-name="Index_20_Link">8.3-Strong and Weak Acids and Bases<text:tab/>10</text:a></text:p>
          <text:p text:style-name="P8"><text:a xlink:type="simple" xlink:href="#__RefHeading__2294_879635982" text:style-name="Index_20_Link" text:visited-style-name="Index_20_Link">8.4-The pH Scale<text:tab/>10</text:a></text:p>
          <text:p text:style-name="P8"><text:a xlink:type="simple" xlink:href="#__RefHeading__2350_879635982" text:style-name="Index_20_Link" text:visited-style-name="Index_20_Link">18.1-Calculations Involving Acids and Bases<text:tab/>10</text:a></text:p>
          <text:p text:style-name="P8"><text:a xlink:type="simple" xlink:href="#__RefHeading__2352_879635982" text:style-name="Index_20_Link" text:visited-style-name="Index_20_Link">18.2-Buffer Solutions<text:tab/>10</text:a></text:p>
          <text:p text:style-name="P8"><text:a xlink:type="simple" xlink:href="#__RefHeading__2354_879635982" text:style-name="Index_20_Link" text:visited-style-name="Index_20_Link">18.3-Salt Hydrolysis<text:tab/>10</text:a></text:p>
          <text:p text:style-name="P8"><text:a xlink:type="simple" xlink:href="#__RefHeading__2356_879635982" text:style-name="Index_20_Link" text:visited-style-name="Index_20_Link">18.4-Acid-Base Titrations<text:tab/>10</text:a></text:p>
          <text:p text:style-name="P8"><text:a xlink:type="simple" xlink:href="#__RefHeading__2358_879635982" text:style-name="Index_20_Link" text:visited-style-name="Index_20_Link">18.5-Indicators<text:tab/>10</text:a></text:p>
          <text:p text:style-name="P9"><text:a xlink:type="simple" xlink:href="#__RefHeading__122_879635982" text:style-name="Index_20_Link" text:visited-style-name="Index_20_Link">9. Redox Process<text:tab/>11</text:a></text:p>
          <text:p text:style-name="P8"><text:a xlink:type="simple" xlink:href="#__RefHeading__2296_879635982" text:style-name="Index_20_Link" text:visited-style-name="Index_20_Link">9.1-Introduction to Oxidation and Reduction<text:tab/>11</text:a></text:p>
          <text:p text:style-name="P8"><text:a xlink:type="simple" xlink:href="#__RefHeading__2298_879635982" text:style-name="Index_20_Link" text:visited-style-name="Index_20_Link">9.2-Redox Equations<text:tab/>11</text:a></text:p>
          <text:p text:style-name="P8"><text:a xlink:type="simple" xlink:href="#__RefHeading__2300_879635982" text:style-name="Index_20_Link" text:visited-style-name="Index_20_Link">9.3-Reactivity<text:tab/>11</text:a></text:p>
          <text:p text:style-name="P8"><text:a xlink:type="simple" xlink:href="#__RefHeading__2302_879635982" text:style-name="Index_20_Link" text:visited-style-name="Index_20_Link">9.4-Voltaic Cells<text:tab/>11</text:a></text:p>
          <text:p text:style-name="P8"><text:a xlink:type="simple" xlink:href="#__RefHeading__2304_879635982" text:style-name="Index_20_Link" text:visited-style-name="Index_20_Link">9.5-Electrolytic Cells<text:tab/>11</text:a></text:p>
          <text:p text:style-name="P8"><text:a xlink:type="simple" xlink:href="#__RefHeading__2360_879635982" text:style-name="Index_20_Link" text:visited-style-name="Index_20_Link">19.1-Standard Electrode Potentials<text:tab/>11</text:a></text:p>
          <text:p text:style-name="P8"><text:a xlink:type="simple" xlink:href="#__RefHeading__2362_879635982" text:style-name="Index_20_Link" text:visited-style-name="Index_20_Link">19.2-Electrolysis<text:tab/>11</text:a></text:p>
          <text:p text:style-name="P9"><text:a xlink:type="simple" xlink:href="#__RefHeading__124_879635982" text:style-name="Index_20_Link" text:visited-style-name="Index_20_Link">10 .Organic Chemistry<text:tab/>11</text:a></text:p>
          <text:p text:style-name="P8"><text:a xlink:type="simple" xlink:href="#__RefHeading__2306_879635982" text:style-name="Index_20_Link" text:visited-style-name="Index_20_Link">10.1-Introduction to Organic Chemistry<text:tab/>11</text:a></text:p>
          <text:p text:style-name="P8"><text:a xlink:type="simple" xlink:href="#__RefHeading__2308_879635982" text:style-name="Index_20_Link" text:visited-style-name="Index_20_Link">10.2-Alkanes<text:tab/>11</text:a></text:p>
          <text:p text:style-name="P8"><text:a xlink:type="simple" xlink:href="#__RefHeading__2310_879635982" text:style-name="Index_20_Link" text:visited-style-name="Index_20_Link">10.3-Alkenes<text:tab/>11</text:a></text:p>
          <text:p text:style-name="P8"><text:a xlink:type="simple" xlink:href="#__RefHeading__2312_879635982" text:style-name="Index_20_Link" text:visited-style-name="Index_20_Link">10.4-Alcohols<text:tab/>11</text:a></text:p>
          <text:p text:style-name="P8"><text:a xlink:type="simple" xlink:href="#__RefHeading__2314_879635982" text:style-name="Index_20_Link" text:visited-style-name="Index_20_Link">10.5-Halogenoalkanes<text:tab/>11</text:a></text:p>
          <text:p text:style-name="P8"><text:a xlink:type="simple" xlink:href="#__RefHeading__2316_879635982" text:style-name="Index_20_Link" text:visited-style-name="Index_20_Link">10.6-Reaction Pathways<text:tab/>11</text:a></text:p>
          <text:p text:style-name="P8"><text:a xlink:type="simple" xlink:href="#__RefHeading__2364_879635982" text:style-name="Index_20_Link" text:visited-style-name="Index_20_Link">20.1-Introduction<text:tab/>11</text:a></text:p>
          <text:p text:style-name="P8"><text:a xlink:type="simple" xlink:href="#__RefHeading__2366_879635982" text:style-name="Index_20_Link" text:visited-style-name="Index_20_Link">20.2-Nucleophilic Substitution Reactions<text:tab/>11</text:a></text:p>
          <text:p text:style-name="P8"><text:a xlink:type="simple" xlink:href="#__RefHeading__2368_879635982" text:style-name="Index_20_Link" text:visited-style-name="Index_20_Link">20.3-Elimination Reactions<text:tab/>11</text:a></text:p>
          <text:p text:style-name="P8"><text:a xlink:type="simple" xlink:href="#__RefHeading__2370_879635982" text:style-name="Index_20_Link" text:visited-style-name="Index_20_Link">20.4-Condensation Reactions<text:tab/>11</text:a></text:p>
          <text:p text:style-name="P8"><text:a xlink:type="simple" xlink:href="#__RefHeading__2372_879635982" text:style-name="Index_20_Link" text:visited-style-name="Index_20_Link">20.5-Reaction Pathways<text:tab/>12</text:a></text:p>
          <text:p text:style-name="P8"><text:a xlink:type="simple" xlink:href="#__RefHeading__2374_879635982" text:style-name="Index_20_Link" text:visited-style-name="Index_20_Link">20.6-Stereoisomerism<text:tab/>12</text:a></text:p>
          <text:p text:style-name="P9"><text:a xlink:type="simple" xlink:href="#__RefHeading__126_879635982" text:style-name="Index_20_Link" text:visited-style-name="Index_20_Link">11. Measurement, Data Processing And Analysis<text:tab/>12</text:a></text:p>
          <text:p text:style-name="P9"><text:a xlink:type="simple" xlink:href="#__RefHeading__128_879635982" text:style-name="Index_20_Link" text:visited-style-name="Index_20_Link">14. Energy<text:tab/>12</text:a></text:p>
        </text:index-body>
      </text:table-of-content>
      <text:p text:style-name="P2"/>
      <text:h text:style-name="P7" text:outline-level="1"><text:bookmark-start text:name="__RefHeading__106_879635982"/>1. Stoichiometric Relations<text:bookmark-end text:name="__RefHeading__106_879635982"/></text:h>
      <text:h text:style-name="Heading_20_2" text:outline-level="2"><text:bookmark-start text:name="__RefHeading__2318_879635982"/>1.1-The Mole<text:bookmark-end text:name="__RefHeading__2318_879635982"/></text:h>
      <text:p text:style-name="Text_20_body"><text:tab/>A Mole is a Avogadro's Constant of something, tending to be either molecules or atoms.</text:p>
      <text:h text:style-name="Heading_20_2" text:outline-level="2"><text:bookmark-start text:name="__RefHeading__2320_879635982"/>1.2-Formulas<text:bookmark-end text:name="__RefHeading__2320_879635982"/></text:h>
      <text:p text:style-name="Text_20_body"><text:tab/>Relative Atomic Mass is the mean of the masses of the naturally occurring isotopes. Relative Molecular Mass is the sum of the relative atomic masses of the constituent elements. Relative Formula Mass is the same as Relative Molecular Mass but only applies to ionic compounds. Empirical Formula is the simplest whole number ratio of atoms of different elements in the compound. Molecular Formula is the actual number of atoms of different elements covalently bonded in a molecule.</text:p>
      <text:h text:style-name="Heading_20_2" text:outline-level="2"><text:bookmark-start text:name="__RefHeading__2242_879635982"/>1.3-Chemical Equations<text:bookmark-end text:name="__RefHeading__2242_879635982"/></text:h>
      <text:p text:style-name="Text_20_body"><text:tab/>Matter cannot be created to destroyed, so all chemical equations must be balanced. State symbols are used to represent the state of the substance at room temperature.</text:p>
      <text:h text:style-name="Heading_20_2" text:outline-level="2"><text:bookmark-start text:name="__RefHeading__2244_879635982"/>1.4-Mass and Gaseous Volume Relationships in Reactions<text:bookmark-end text:name="__RefHeading__2244_879635982"/></text:h>
      <text:p text:style-name="Text_20_body"><text:tab/>The limiting reactant must always be determined when solving chemical equations, and it is the only reagent used in the calculation. The product produced in an experiment is experimental yield, the product calculated is the theoretical yield. The percentage yield is used to express the success of the reaction. Avogadro's law states that equal volumes of gases at the same temperature and pressure will contain equal number of particles. This can be calculated using the Ideal Gas Law equation: <draw:frame draw:style-name="fr1" draw:name="Object1" text:anchor-type="as-char" svg:y="-0.1484in" svg:width="0.7429in" svg:height="0.1839in" draw:z-index="0"><draw:object xlink:href="./Object 1" xlink:type="simple" xlink:show="embed" xlink:actuate="onLoad"/><draw:image xlink:href="./ObjectReplacements/Object 1" xlink:type="simple" xlink:show="embed" xlink:actuate="onLoad"/></draw:frame>. Standard Temperature and Pressure(STP) is <draw:frame draw:style-name="fr1" draw:name="Object2" text:anchor-type="as-char" svg:y="-0.172in" svg:width="1.0681in" svg:height="0.2083in" draw:z-index="1"><draw:object xlink:href="./Object 2" xlink:type="simple" xlink:show="embed" xlink:actuate="onLoad"/><draw:image xlink:href="./ObjectReplacements/Object 2" xlink:type="simple" xlink:show="embed" xlink:actuate="onLoad"/></draw:frame>. The universal gas constant(R): <draw:frame draw:style-name="fr1" draw:name="Object3" text:anchor-type="as-char" svg:y="-0.172in" svg:width="1.4102in" svg:height="0.2083in" draw:z-index="2"><draw:object xlink:href="./Object 3" xlink:type="simple" xlink:show="embed" xlink:actuate="onLoad"/><draw:image xlink:href="./ObjectReplacements/Object 3" xlink:type="simple" xlink:show="embed" xlink:actuate="onLoad"/></draw:frame>.</text:p>
      <text:h text:style-name="Heading_20_2" text:outline-level="2"><text:bookmark-start text:name="__RefHeading__2246_879635982"/>1.5-Solutions<text:bookmark-end text:name="__RefHeading__2246_879635982"/></text:h>
      <text:p text:style-name="Text_20_body"><text:tab/>Solute is the substance which was dissolved. Solvent is the substance which the solute was dissolved in. Solution is the combination of both the Solute and the Solvent. Concentration is the expression of how much solute was dissolved in the solution, which is expressed in: <draw:frame draw:style-name="fr1" draw:name="Object4" text:anchor-type="as-char" svg:y="-0.172in" svg:width="0.6835in" svg:height="0.2083in" draw:z-index="3"><draw:object xlink:href="./Object 4" xlink:type="simple" xlink:show="embed" xlink:actuate="onLoad"/><draw:image xlink:href="./ObjectReplacements/Object 4" xlink:type="simple" xlink:show="embed" xlink:actuate="onLoad"/></draw:frame>.</text:p>
      <text:h text:style-name="Heading_20_1" text:outline-level="1"><text:bookmark-start text:name="__RefHeading__108_879635982"/>2. Atomic Structure<text:bookmark-end text:name="__RefHeading__108_879635982"/></text:h>
      <text:h text:style-name="Heading_20_2" text:outline-level="2"><text:bookmark-start text:name="__RefHeading__2248_879635982"/>2.1-The Atom<text:bookmark-end text:name="__RefHeading__2248_879635982"/></text:h>
      <text:p text:style-name="Text_20_body"><text:tab/>Protons and neutrons are part of the nucleus, and electrons move around 125 the nucleus in <text:soft-page-break/>shells. Mass Number (A) is the sum of the number of protons and neutrons in the nucleus. Atomic Number (Z) is the number of protons in the nucleus. Isotopes of an element are atoms of the same element with the same number of protons, but a different number of neutrons. Chemical properties of an element depends on the outer shell of electrons, so isotopes will have the same chemical properties. Physical properties depend on their nuclei, so these will have different physics properties. Radioisotopes are used for radiocarbon dating(Carbon-12), radiotherapy(Cobalt-60), Medical tracer(Iodine-131, Iodine).</text:p>
      <text:h text:style-name="Heading_20_2" text:outline-level="2"><text:bookmark-start text:name="__RefHeading__2250_879635982"/>2.2-The Mass Spectrometer<text:bookmark-end text:name="__RefHeading__2250_879635982"/></text:h>
      <text:list xml:id="list549439037684750444" text:style-name="L1">
        <text:list-item>
          <text:p text:style-name="P4">Vaporisation: The sample is heated and vaporised, and passed through into an evacuated tube. This separates the particles</text:p>
        </text:list-item>
        <text:list-item>
          <text:p text:style-name="P4">Ionization: The atoms/molecules are the bombarded by a stream of high energy electrons, knocking elections off the particles, resulting in ions with a 1+ charge.</text:p>
        </text:list-item>
        <text:list-item>
          <text:p text:style-name="P4">Acceleration: The positively charged ions are then accelerated by means of the attraction to negatively charged plates.</text:p>
        </text:list-item>
        <text:list-item>
          <text:p text:style-name="P4">Deflection: The ions are passed through a strong magnetic field, deflection the ions in a curved path, lighter ions are deflected more than heavier ones.</text:p>
        </text:list-item>
        <text:list-item>
          <text:p text:style-name="P4">Recording: The percentage abundance of the isotopes is recorded as a graph</text:p>
        </text:list-item>
      </text:list>
      <text:h text:style-name="Heading_20_2" text:outline-level="2"><text:bookmark-start text:name="__RefHeading__2252_879635982"/>2.3-Electron Arrangement<text:bookmark-end text:name="__RefHeading__2252_879635982"/></text:h>
      <text:p text:style-name="Text_20_body"><text:tab/>Line spectrum a series of discrete colored lines on a black background. Continuous spectrum is a spectrum of light with no gaps. Electrons are pushed up and fall from different energy levels, through the energy related to light. The larges the jump in energy levels, the higher wavelength of light is emitted.</text:p>
      <text:h text:style-name="Heading_20_2" text:outline-level="2"><text:bookmark-start text:name="__RefHeading__2254_879635982"/>12.1-Electron Configuration<text:bookmark-end text:name="__RefHeading__2254_879635982"/></text:h>
      <text:p text:style-name="Text_20_body"><text:tab/>First ionization energy is the energy required to remove one mole of electrons from one mole an an element, in the gaseous state. The more stable the electron, the more energy required to remove it. A subshell is a group of orbitals with the same energy. Each energy level can contain up to <draw:frame draw:style-name="fr1" draw:name="Object5" text:anchor-type="as-char" svg:y="-0.172in" svg:width="0.3165in" svg:height="0.2083in" draw:z-index="4"><draw:object xlink:href="./Object 5" xlink:type="simple" xlink:show="embed" xlink:actuate="onLoad"/><draw:image xlink:href="./ObjectReplacements/Object 5" xlink:type="simple" xlink:show="embed" xlink:actuate="onLoad"/></draw:frame>electrons. S orbitals are spheres, and p orbitals are lobes along each axis. Electrons fill from the lowest energy level first. Subshells are filled with same spin, before each orbital is completed.</text:p>
      <text:h text:style-name="Heading_20_1" text:outline-level="1"><text:soft-page-break/></text:h>
      <text:h text:style-name="Heading_20_1" text:outline-level="1"><text:bookmark-start text:name="__RefHeading__110_879635982"/>3. Periodicity<text:bookmark-end text:name="__RefHeading__110_879635982"/></text:h>
      <text:h text:style-name="Heading_20_2" text:outline-level="2"><text:bookmark-start text:name="__RefHeading__2256_879635982"/>3.1-The Periodic Table<text:bookmark-end text:name="__RefHeading__2256_879635982"/></text:h>
      <text:p text:style-name="Text_20_body"><text:tab/>A group is a vertical column of elements, a Period is a horizontal row of elements.</text:p>
      <text:h text:style-name="Heading_20_2" text:outline-level="2"><text:bookmark-start text:name="__RefHeading__2258_879635982"/>3.2-Physical Properties<text:bookmark-end text:name="__RefHeading__2258_879635982"/></text:h>
      <text:p text:style-name="Text_20_body"><text:tab/>The highest electronegativity and first ionization is in the top right, and the lowest is in the bottom left. The largest atomic radii is in the bottom left, and lowest in the top right.</text:p>
      <text:h text:style-name="Heading_20_2" text:outline-level="2"><text:bookmark-start text:name="__RefHeading__2260_879635982"/>3.3-Chemical Properties<text:bookmark-end text:name="__RefHeading__2260_879635982"/></text:h>
      <text:p text:style-name="Text_20_body"><text:tab/>Elements in the same group will have similar chemical properties</text:p>
      <text:h text:style-name="Heading_20_2" text:outline-level="2"><text:bookmark-start text:name="__RefHeading__2322_879635982"/>13.1-Trends Across Period 3<text:bookmark-end text:name="__RefHeading__2322_879635982"/></text:h>
      <table:table table:name="Table1" table:style-name="Table1">
        <table:table-column table:style-name="Table1.A" table:number-columns-repeated="7"/>
        <table:table-column table:style-name="Table1.H"/>
        <table:table-row>
          <table:table-cell table:style-name="Table1.A1" office:value-type="string">
            <text:p text:style-name="Table_20_Contents"/>
          </table:table-cell>
          <table:table-cell table:style-name="Table1.A1" office:value-type="string">
            <text:p text:style-name="Table_20_Contents"><draw:frame draw:style-name="fr1" draw:name="Object6" text:anchor-type="as-char" svg:y="-0.1484in" svg:width="0.4437in" svg:height="0.1839in" draw:z-index="5"><draw:object xlink:href="./Object 6" xlink:type="simple" xlink:show="embed" xlink:actuate="onLoad"/><draw:image xlink:href="./ObjectReplacements/Object 6" xlink:type="simple" xlink:show="embed" xlink:actuate="onLoad"/></draw:frame></text:p>
          </table:table-cell>
          <table:table-cell table:style-name="Table1.A1" office:value-type="string">
            <text:p text:style-name="Table_20_Contents"><draw:frame draw:style-name="fr1" draw:name="Object7" text:anchor-type="as-char" svg:y="-0.1484in" svg:width="0.5244in" svg:height="0.2098in" draw:z-index="6"><draw:object xlink:href="./Object 7" xlink:type="simple" xlink:show="embed" xlink:actuate="onLoad"/><draw:image xlink:href="./ObjectReplacements/Object 7" xlink:type="simple" xlink:show="embed" xlink:actuate="onLoad"/><svg:desc>formula</svg:desc></draw:frame></text:p>
          </table:table-cell>
          <table:table-cell table:style-name="Table1.A1" office:value-type="string">
            <text:p text:style-name="Table_20_Contents"><draw:frame draw:style-name="fr1" draw:name="Object8" text:anchor-type="as-char" svg:y="-0.1484in" svg:width="0.4575in" svg:height="0.2098in" draw:z-index="7"><draw:object xlink:href="./Object 8" xlink:type="simple" xlink:show="embed" xlink:actuate="onLoad"/><draw:image xlink:href="./ObjectReplacements/Object 8" xlink:type="simple" xlink:show="embed" xlink:actuate="onLoad"/><svg:desc>formula</svg:desc></draw:frame></text:p>
          </table:table-cell>
          <table:table-cell table:style-name="Table1.A1" office:value-type="string">
            <text:p text:style-name="Table_20_Contents"><draw:frame draw:style-name="fr1" draw:name="Object9" text:anchor-type="as-char" svg:y="-0.1484in" svg:width="0.4335in" svg:height="0.2098in" draw:z-index="8"><draw:object xlink:href="./Object 9" xlink:type="simple" xlink:show="embed" xlink:actuate="onLoad"/><draw:image xlink:href="./ObjectReplacements/Object 9" xlink:type="simple" xlink:show="embed" xlink:actuate="onLoad"/><svg:desc>formula</svg:desc></draw:frame></text:p>
          </table:table-cell>
          <table:table-cell table:style-name="Table1.A1" office:value-type="string">
            <text:p text:style-name="Table_20_Contents"><draw:frame draw:style-name="fr1" draw:name="Object10" text:anchor-type="as-char" svg:y="-0.1484in" svg:width="0.4035in" svg:height="0.2098in" draw:z-index="9"><draw:object xlink:href="./Object 10" xlink:type="simple" xlink:show="embed" xlink:actuate="onLoad"/><draw:image xlink:href="./ObjectReplacements/Object 10" xlink:type="simple" xlink:show="embed" xlink:actuate="onLoad"/><svg:desc>formula</svg:desc></draw:frame></text:p>
          </table:table-cell>
          <table:table-cell table:style-name="Table1.A1" office:value-type="string">
            <text:p text:style-name="Table_20_Contents"><draw:frame draw:style-name="fr1" draw:name="Object11" text:anchor-type="as-char" svg:y="-0.1484in" svg:width="0.3811in" svg:height="0.2098in" draw:z-index="10"><draw:object xlink:href="./Object 11" xlink:type="simple" xlink:show="embed" xlink:actuate="onLoad"/><draw:image xlink:href="./ObjectReplacements/Object 11" xlink:type="simple" xlink:show="embed" xlink:actuate="onLoad"/><svg:desc>formula</svg:desc></draw:frame></text:p>
          </table:table-cell>
          <table:table-cell table:style-name="Table1.H1" office:value-type="string">
            <text:p text:style-name="Table_20_Contents"><draw:frame draw:style-name="fr1" draw:name="Object12" text:anchor-type="as-char" svg:y="-0.1484in" svg:width="0.2917in" svg:height="0.2098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2" office:value-type="string">
            <text:p text:style-name="Table_20_Contents">Bonding</text:p>
          </table:table-cell>
          <table:table-cell table:style-name="Table1.A2" office:value-type="string">
            <text:p text:style-name="Table_20_Contents">ionic</text:p>
          </table:table-cell>
          <table:table-cell table:style-name="Table1.A2" office:value-type="string">
            <text:p text:style-name="Table_20_Contents">ionic</text:p>
          </table:table-cell>
          <table:table-cell table:style-name="Table1.A2" office:value-type="string">
            <text:p text:style-name="Table_20_Contents">ionic</text:p>
          </table:table-cell>
          <table:table-cell table:style-name="Table1.A2" office:value-type="string">
            <text:p text:style-name="Table_20_Contents">covalent</text:p>
          </table:table-cell>
          <table:table-cell table:style-name="Table1.A2" office:value-type="string">
            <text:p text:style-name="Table_20_Contents">covalent</text:p>
          </table:table-cell>
          <table:table-cell table:style-name="Table1.A2" office:value-type="string">
            <text:p text:style-name="Table_20_Contents">covalent</text:p>
          </table:table-cell>
          <table:table-cell table:style-name="Table1.H2" office:value-type="string">
            <text:p text:style-name="Table_20_Contents">covalent</text:p>
          </table:table-cell>
        </table:table-row>
        <table:table-row>
          <table:table-cell table:style-name="Table1.A2" office:value-type="string">
            <text:p text:style-name="Table_20_Contents">Melting Point</text:p>
          </table:table-cell>
          <table:table-cell table:style-name="Table1.A2" office:value-type="string">
            <text:p text:style-name="Table_20_Contents">801</text:p>
          </table:table-cell>
          <table:table-cell table:style-name="Table1.A2" office:value-type="string">
            <text:p text:style-name="Table_20_Contents">714</text:p>
          </table:table-cell>
          <table:table-cell table:style-name="Table1.A2" office:value-type="string">
            <text:p text:style-name="Table_20_Contents">178</text:p>
          </table:table-cell>
          <table:table-cell table:style-name="Table1.A2" office:value-type="string">
            <text:p text:style-name="Table_20_Contents">-70</text:p>
          </table:table-cell>
          <table:table-cell table:style-name="Table1.A2" office:value-type="string">
            <text:p text:style-name="Table_20_Contents">179</text:p>
          </table:table-cell>
          <table:table-cell table:style-name="Table1.A2" office:value-type="string">
            <text:p text:style-name="Table_20_Contents">-121</text:p>
          </table:table-cell>
          <table:table-cell table:style-name="Table1.H2" office:value-type="string">
            <text:p text:style-name="Table_20_Contents">-101</text:p>
          </table:table-cell>
        </table:table-row>
        <table:table-row>
          <table:table-cell table:style-name="Table1.A2" office:value-type="string">
            <text:p text:style-name="Table_20_Contents">State</text:p>
          </table:table-cell>
          <table:table-cell table:style-name="Table1.A2" office:value-type="string">
            <text:p text:style-name="Table_20_Contents">solid</text:p>
          </table:table-cell>
          <table:table-cell table:style-name="Table1.A2" office:value-type="string">
            <text:p text:style-name="Table_20_Contents">solid</text:p>
          </table:table-cell>
          <table:table-cell table:style-name="Table1.A2" office:value-type="string">
            <text:p text:style-name="Table_20_Contents">solid</text:p>
          </table:table-cell>
          <table:table-cell table:style-name="Table1.A2" office:value-type="string">
            <text:p text:style-name="Table_20_Contents">liquid</text:p>
          </table:table-cell>
          <table:table-cell table:style-name="Table1.A2" office:value-type="string">
            <text:p text:style-name="Table_20_Contents">solid</text:p>
          </table:table-cell>
          <table:table-cell table:style-name="Table1.A2" office:value-type="string">
            <text:p text:style-name="Table_20_Contents">liquid</text:p>
          </table:table-cell>
          <table:table-cell table:style-name="Table1.H2" office:value-type="string">
            <text:p text:style-name="Table_20_Contents">gas</text:p>
          </table:table-cell>
        </table:table-row>
      </table:table>
      <text:p text:style-name="Text_20_body"/>
      <table:table table:name="Table2" table:style-name="Table2">
        <table:table-column table:style-name="Table2.A" table:number-columns-repeated="7"/>
        <table:table-column table:style-name="Table2.H"/>
        <table:table-row>
          <table:table-cell table:style-name="Table2.A1" office:value-type="string">
            <text:p text:style-name="Table_20_Contents"/>
          </table:table-cell>
          <table:table-cell table:style-name="Table2.A1" office:value-type="string">
            <text:p text:style-name="Table_20_Contents"><draw:frame draw:style-name="fr1" draw:name="Object13" text:anchor-type="as-char" svg:y="-0.1484in" svg:width="0.4772in" svg:height="0.2098in" draw:z-index="12"><draw:object xlink:href="./Object 13" xlink:type="simple" xlink:show="embed" xlink:actuate="onLoad"/><draw:image xlink:href="./ObjectReplacements/Object 13" xlink:type="simple" xlink:show="embed" xlink:actuate="onLoad"/><svg:desc>formula</svg:desc></draw:frame></text:p>
          </table:table-cell>
          <table:table-cell table:style-name="Table2.A1" office:value-type="string">
            <text:p text:style-name="Table_20_Contents"><draw:frame draw:style-name="fr1" draw:name="Object14" text:anchor-type="as-char" svg:y="-0.1484in" svg:width="0.4362in" svg:height="0.1846in" draw:z-index="13"><draw:object xlink:href="./Object 14" xlink:type="simple" xlink:show="embed" xlink:actuate="onLoad"/><draw:image xlink:href="./ObjectReplacements/Object 14" xlink:type="simple" xlink:show="embed" xlink:actuate="onLoad"/><svg:desc>formula</svg:desc></draw:frame></text:p>
          </table:table-cell>
          <table:table-cell table:style-name="Table2.A1" office:value-type="string">
            <text:p text:style-name="Table_20_Contents"><draw:frame draw:style-name="fr1" draw:name="Object15" text:anchor-type="as-char" svg:y="-0.1484in" svg:width="0.4925in" svg:height="0.2098in" draw:z-index="14"><draw:object xlink:href="./Object 15" xlink:type="simple" xlink:show="embed" xlink:actuate="onLoad"/><draw:image xlink:href="./ObjectReplacements/Object 15" xlink:type="simple" xlink:show="embed" xlink:actuate="onLoad"/><svg:desc>formula</svg:desc></draw:frame></text:p>
          </table:table-cell>
          <table:table-cell table:style-name="Table2.A1" office:value-type="string">
            <text:p text:style-name="Table_20_Contents"><draw:frame draw:style-name="fr1" draw:name="Object16" text:anchor-type="as-char" svg:y="-0.1484in" svg:width="0.3902in" svg:height="0.2098in" draw:z-index="15"><draw:object xlink:href="./Object 16" xlink:type="simple" xlink:show="embed" xlink:actuate="onLoad"/><draw:image xlink:href="./ObjectReplacements/Object 16" xlink:type="simple" xlink:show="embed" xlink:actuate="onLoad"/><svg:desc>formula</svg:desc></draw:frame></text:p>
          </table:table-cell>
          <table:table-cell table:style-name="Table2.A1" office:value-type="string">
            <text:p text:style-name="Table_20_Contents"><draw:frame draw:style-name="fr1" draw:name="Object17" text:anchor-type="as-char" svg:y="-0.1484in" svg:width="0.4882in" svg:height="0.2098in" draw:z-index="16"><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Table_20_Contents"><draw:frame draw:style-name="fr1" draw:name="Object18" text:anchor-type="as-char" svg:y="-0.1484in" svg:width="0.3437in" svg:height="0.2098in" draw:z-index="17"><draw:object xlink:href="./Object 18" xlink:type="simple" xlink:show="embed" xlink:actuate="onLoad"/><draw:image xlink:href="./ObjectReplacements/Object 18" xlink:type="simple" xlink:show="embed" xlink:actuate="onLoad"/><svg:desc>formula</svg:desc></draw:frame></text:p>
          </table:table-cell>
          <table:table-cell table:style-name="Table2.H1" office:value-type="string">
            <text:p text:style-name="Table_20_Contents"><draw:frame draw:style-name="fr1" draw:name="Object19" text:anchor-type="as-char" svg:y="-0.1484in" svg:width="0.4335in" svg:height="0.2098in" draw:z-index="18"><draw:object xlink:href="./Object 19" xlink:type="simple" xlink:show="embed" xlink:actuate="onLoad"/><draw:image xlink:href="./ObjectReplacements/Object 19" xlink:type="simple" xlink:show="embed" xlink:actuate="onLoad"/><svg:desc>formula</svg:desc></draw:frame></text:p>
          </table:table-cell>
        </table:table-row>
        <table:table-row>
          <table:table-cell table:style-name="Table2.A2" office:value-type="string">
            <text:p text:style-name="Table_20_Contents">Bonding</text:p>
          </table:table-cell>
          <table:table-cell table:style-name="Table2.A2" office:value-type="string">
            <text:p text:style-name="Table_20_Contents">ionic</text:p>
          </table:table-cell>
          <table:table-cell table:style-name="Table2.A2" office:value-type="string">
            <text:p text:style-name="Table_20_Contents">ionic</text:p>
          </table:table-cell>
          <table:table-cell table:style-name="Table2.A2" office:value-type="string">
            <text:p text:style-name="Table_20_Contents">ionic</text:p>
          </table:table-cell>
          <table:table-cell table:style-name="Table2.A2" office:value-type="string">
            <text:p text:style-name="Table_20_Contents">Covalent network lattice</text:p>
          </table:table-cell>
          <table:table-cell table:style-name="Table2.A2" office:value-type="string">
            <text:p text:style-name="Table_20_Contents">covalent</text:p>
          </table:table-cell>
          <table:table-cell table:style-name="Table2.A2" office:value-type="string">
            <text:p text:style-name="Table_20_Contents">covalent</text:p>
          </table:table-cell>
          <table:table-cell table:style-name="Table2.H2" office:value-type="string">
            <text:p text:style-name="Table_20_Contents">covalent</text:p>
          </table:table-cell>
        </table:table-row>
        <table:table-row>
          <table:table-cell table:style-name="Table2.A2" office:value-type="string">
            <text:p text:style-name="Table_20_Contents">Melting Point</text:p>
          </table:table-cell>
          <table:table-cell table:style-name="Table2.A2" office:value-type="string">
            <text:p text:style-name="Table_20_Contents">1275</text:p>
          </table:table-cell>
          <table:table-cell table:style-name="Table2.A2" office:value-type="string">
            <text:p text:style-name="Table_20_Contents">2852</text:p>
          </table:table-cell>
          <table:table-cell table:style-name="Table2.A2" office:value-type="string">
            <text:p text:style-name="Table_20_Contents">2054</text:p>
          </table:table-cell>
          <table:table-cell table:style-name="Table2.A2" office:value-type="string">
            <text:p text:style-name="Table_20_Contents">1610</text:p>
          </table:table-cell>
          <table:table-cell table:style-name="Table2.A2" office:value-type="string">
            <text:p text:style-name="Table_20_Contents">24</text:p>
          </table:table-cell>
          <table:table-cell table:style-name="Table2.A2" office:value-type="string">
            <text:p text:style-name="Table_20_Contents">17</text:p>
          </table:table-cell>
          <table:table-cell table:style-name="Table2.H2" office:value-type="string">
            <text:p text:style-name="Table_20_Contents">-92</text:p>
          </table:table-cell>
        </table:table-row>
        <table:table-row>
          <table:table-cell table:style-name="Table2.A2" office:value-type="string">
            <text:p text:style-name="Table_20_Contents">State</text:p>
          </table:table-cell>
          <table:table-cell table:style-name="Table2.A2" office:value-type="string">
            <text:p text:style-name="Table_20_Contents">solid</text:p>
          </table:table-cell>
          <table:table-cell table:style-name="Table2.A2" office:value-type="string">
            <text:p text:style-name="Table_20_Contents">solid</text:p>
          </table:table-cell>
          <table:table-cell table:style-name="Table2.A2" office:value-type="string">
            <text:p text:style-name="Table_20_Contents">solid</text:p>
          </table:table-cell>
          <table:table-cell table:style-name="Table2.A2" office:value-type="string">
            <text:p text:style-name="Table_20_Contents">solid</text:p>
          </table:table-cell>
          <table:table-cell table:style-name="Table2.A2" office:value-type="string">
            <text:p text:style-name="Table_20_Contents">solid</text:p>
          </table:table-cell>
          <table:table-cell table:style-name="Table2.A2" office:value-type="string">
            <text:p text:style-name="Table_20_Contents">gas</text:p>
          </table:table-cell>
          <table:table-cell table:style-name="Table2.H2" office:value-type="string">
            <text:p text:style-name="Table_20_Contents">gas</text:p>
          </table:table-cell>
        </table:table-row>
      </table:table>
      <text:h text:style-name="Heading_20_2" text:outline-level="2"><text:bookmark-start text:name="__RefHeading__2324_879635982"/>13.2-First-Row d-Block Elements<text:bookmark-end text:name="__RefHeading__2324_879635982"/></text:h>
      <text:list xml:id="list8953940629999786500" text:style-name="L2">
        <text:list-item>
          <text:p text:style-name="P5">Variable oxidation number</text:p>
        </text:list-item>
        <text:list-item>
          <text:p text:style-name="P5">Higher melting points</text:p>
        </text:list-item>
        <text:list-item>
          <text:p text:style-name="P5">Form complex ions</text:p>
        </text:list-item>
        <text:list-item>
          <text:p text:style-name="P5"><text:soft-page-break/>From colored compounds</text:p>
        </text:list-item>
        <text:list-item>
          <text:p text:style-name="P5">Can act as catalysts</text:p>
        </text:list-item>
      </text:list>
      <text:p text:style-name="Text_20_body"><text:tab/>Ligand is a polar molecule that is attracted to the transition metal. Transition metals can create complex ions linked by coordinate bonds for two to six ligands around a transition metal. Colors are caused by lower level electrons being excited and jumping to the d-orbital, which then fall releasing the light.</text:p>
      <text:h text:style-name="Heading_20_1" text:outline-level="1"><text:bookmark-start text:name="__RefHeading__112_879635982"/>4. Chemical Bonding And Structure<text:bookmark-end text:name="__RefHeading__112_879635982"/></text:h>
      <text:h text:style-name="Heading_20_2" text:outline-level="2"><text:bookmark-start text:name="__RefHeading__2262_879635982"/>4.1-Ionic Bonding<text:bookmark-end text:name="__RefHeading__2262_879635982"/></text:h>
      <text:p text:style-name="Text_20_body"><text:tab/>Ionic bonding is caused by a strong electrostatic attraction from the different elements. This bonding creates a neutral lattice. Ionic bonds are very strong, and cause higher melting points. Ionic compounds can only be formed from a metal, and a non-metal.</text:p>
      <text:h text:style-name="Heading_20_2" text:outline-level="2"><text:bookmark-start text:name="__RefHeading__2264_879635982"/>4.2-Covalent Bonding<text:bookmark-end text:name="__RefHeading__2264_879635982"/></text:h>
      <text:p text:style-name="Text_20_body"><text:tab/>Elements share electrons to create a bonding pair. More bonds cause a shorter length, and a stronger bond strength. Polarity is caused by a difference in electronegativity across a molecule. Valence Shell Electron Pair repulsion theory(VSEPR) shows that electrons will repel each other, causing them to move as far away as possible.</text:p>
      <text:h text:style-name="Heading_20_2" text:outline-level="2"><text:bookmark-start text:name="__RefHeading__2266_879635982"/>4.3-Intermolecular Forces<text:bookmark-end text:name="__RefHeading__2266_879635982"/></text:h>
      <text:p text:style-name="Text_20_body"><text:tab/>London Dispersion Forces:</text:p>
      <text:list xml:id="list2401944325733287358" text:style-name="L3">
        <text:list-item>
          <text:p text:style-name="P6">Temporary dipoles ( Van der Waals' Forces)</text:p>
        </text:list-item>
        <text:list-item>
          <text:p text:style-name="P6">Permanent dipoles</text:p>
        </text:list-item>
        <text:list-item>
          <text:p text:style-name="P6">Hydrogen bonding</text:p>
        </text:list-item>
      </text:list>
      <text:h text:style-name="Heading_20_2" text:outline-level="2"><text:bookmark-start text:name="__RefHeading__2268_879635982"/>4.4-Metallic Bonding<text:bookmark-end text:name="__RefHeading__2268_879635982"/></text:h>
      <text:p text:style-name="Text_20_body"><text:tab/>Metals from a lattice of cations, surrounded by a sea of delocalized electrons. These lattice structures are very conductive, and easily bent without breaking.</text:p>
      <text:h text:style-name="Heading_20_2" text:outline-level="2"><text:bookmark-start text:name="__RefHeading__2270_879635982"/>4.5-Physical Properties<text:bookmark-end text:name="__RefHeading__2270_879635982"/></text:h>
      <table:table table:name="Table3" table:style-name="Table3">
        <table:table-column table:style-name="Table3.A" table:number-columns-repeated="5"/>
        <table:table-row>
          <table:table-cell table:style-name="Table3.A1" office:value-type="string">
            <text:p text:style-name="Table_20_Contents">Type of bonding</text:p>
          </table:table-cell>
          <table:table-cell table:style-name="Table3.A1" office:value-type="string">
            <text:p text:style-name="Table_20_Contents">Ionic</text:p>
          </table:table-cell>
          <table:table-cell table:style-name="Table3.A1" office:value-type="string">
            <text:p text:style-name="Table_20_Contents">Metallic</text:p>
          </table:table-cell>
          <table:table-cell table:style-name="Table3.A1" office:value-type="string">
            <text:p text:style-name="Table_20_Contents">Covalent molecular</text:p>
          </table:table-cell>
          <table:table-cell table:style-name="Table3.E1" office:value-type="string">
            <text:p text:style-name="Table_20_Contents">Covalent network lattice</text:p>
          </table:table-cell>
        </table:table-row>
        <text:soft-page-break/>
        <table:table-row>
          <table:table-cell table:style-name="Table3.A2" office:value-type="string">
            <text:p text:style-name="Table_20_Contents">Melting and boiling point</text:p>
          </table:table-cell>
          <table:table-cell table:style-name="Table3.A2" office:value-type="string">
            <text:p text:style-name="Table_20_Contents">Very high</text:p>
          </table:table-cell>
          <table:table-cell table:style-name="Table3.A2" office:value-type="string">
            <text:p text:style-name="Table_20_Contents">Medium to high</text:p>
          </table:table-cell>
          <table:table-cell table:style-name="Table3.A2" office:value-type="string">
            <text:p text:style-name="Table_20_Contents">Low</text:p>
          </table:table-cell>
          <table:table-cell table:style-name="Table3.E2" office:value-type="string">
            <text:p text:style-name="Table_20_Contents">Very high</text:p>
          </table:table-cell>
        </table:table-row>
        <table:table-row>
          <table:table-cell table:style-name="Table3.A2" office:value-type="string">
            <text:p text:style-name="Table_20_Contents">Volatility</text:p>
          </table:table-cell>
          <table:table-cell table:style-name="Table3.A2" office:value-type="string">
            <text:p text:style-name="Table_20_Contents">Low</text:p>
          </table:table-cell>
          <table:table-cell table:style-name="Table3.A2" office:value-type="string">
            <text:p text:style-name="Table_20_Contents">Low</text:p>
          </table:table-cell>
          <table:table-cell table:style-name="Table3.A2" office:value-type="string">
            <text:p text:style-name="Table_20_Contents">High</text:p>
          </table:table-cell>
          <table:table-cell table:style-name="Table3.E2" office:value-type="string">
            <text:p text:style-name="Table_20_Contents">Low</text:p>
          </table:table-cell>
        </table:table-row>
        <table:table-row>
          <table:table-cell table:style-name="Table3.A2" office:value-type="string">
            <text:p text:style-name="Table_20_Contents">Electrical Conductivity</text:p>
          </table:table-cell>
          <table:table-cell table:style-name="Table3.A2" office:value-type="string">
            <text:p text:style-name="Table_20_Contents">Conduct when dissolved in water or in the liquid state</text:p>
          </table:table-cell>
          <table:table-cell table:style-name="Table3.A2" office:value-type="string">
            <text:p text:style-name="Table_20_Contents">All conduct in the solid state</text:p>
          </table:table-cell>
          <table:table-cell table:style-name="Table3.A2" office:value-type="string">
            <text:p text:style-name="Table_20_Contents">Polar molecules conduct when they are dissolved</text:p>
          </table:table-cell>
          <table:table-cell table:style-name="Table3.E2" office:value-type="string">
            <text:p text:style-name="Table_20_Contents">Graphite is the only one that will conduct electricity</text:p>
          </table:table-cell>
        </table:table-row>
        <table:table-row>
          <table:table-cell table:style-name="Table3.A2" office:value-type="string">
            <text:p text:style-name="Table_20_Contents">Solubility</text:p>
          </table:table-cell>
          <table:table-cell table:style-name="Table3.A2" office:value-type="string">
            <text:p text:style-name="Table_20_Contents">Some will dissolve</text:p>
          </table:table-cell>
          <table:table-cell table:style-name="Table3.A2" office:value-type="string">
            <text:p text:style-name="Table_20_Contents">Create alkaline solutions</text:p>
          </table:table-cell>
          <table:table-cell table:style-name="Table3.A2" office:value-type="string">
            <text:p text:style-name="Table_20_Contents">Polar molecules dissolve in polar substances. Non-polar dissolve in non-polar substances</text:p>
          </table:table-cell>
          <table:table-cell table:style-name="Table3.E2" office:value-type="string">
            <text:p text:style-name="Table_20_Contents">Do not dissolve.</text:p>
          </table:table-cell>
        </table:table-row>
      </table:table>
      <text:p text:style-name="Text_20_body"/>
      <text:h text:style-name="Heading_20_2" text:outline-level="2"><text:bookmark-start text:name="__RefHeading__2326_879635982"/>14.1-Shapes of Molecules and Ions<text:bookmark-end text:name="__RefHeading__2326_879635982"/></text:h>
      <text:p text:style-name="Text_20_body"><text:tab/>In order to determine the shape, first find the number of electrons in the valence shell, then find the number of bonds that will be formed, the difference will be the number of non-bonding electrons there are.</text:p>
      <text:h text:style-name="Heading_20_2" text:outline-level="2"><text:bookmark-start text:name="__RefHeading__2328_879635982"/>14.2-Hybridization<text:bookmark-end text:name="__RefHeading__2328_879635982"/></text:h>
      <text:p text:style-name="Text_20_body"><text:tab/>Hybridization is when the s and p orbitals combine in order to create one new orbital. <draw:frame draw:style-name="fr2" draw:name="Object20" text:anchor-type="as-char" svg:y="-0.172in" svg:width="0.2909in" svg:height="0.2075in" draw:z-index="19"><draw:object xlink:href="./Object 20" xlink:type="simple" xlink:show="embed" xlink:actuate="onLoad"/><draw:image xlink:href="./ObjectReplacements/Object 20" xlink:type="simple" xlink:show="embed" xlink:actuate="onLoad"/></draw:frame>Hybridization provides for only sigma bonds, <draw:frame draw:style-name="fr2" draw:name="Object21" text:anchor-type="as-char" svg:y="-0.172in" svg:width="0.2937in" svg:height="0.2083in" draw:z-index="20"><draw:object xlink:href="./Object 21" xlink:type="simple" xlink:show="embed" xlink:actuate="onLoad"/><draw:image xlink:href="./ObjectReplacements/Object 21" xlink:type="simple" xlink:show="embed" xlink:actuate="onLoad"/><svg:desc>formula</svg:desc></draw:frame>hybridization allows for double bonding, and <draw:frame draw:style-name="fr2" draw:name="Object22" text:anchor-type="as-char" svg:y="-0.1484in" svg:width="0.2402in" svg:height="0.1846in" draw:z-index="21"><draw:object xlink:href="./Object 22" xlink:type="simple" xlink:show="embed" xlink:actuate="onLoad"/><draw:image xlink:href="./ObjectReplacements/Object 22" xlink:type="simple" xlink:show="embed" xlink:actuate="onLoad"/><svg:desc>formula</svg:desc></draw:frame>hybridization allows for triple bonds.</text:p>
      <text:h text:style-name="Heading_20_2" text:outline-level="2"><text:bookmark-start text:name="__RefHeading__2330_879635982"/>14.3-Delocalization of Electrons<text:bookmark-end text:name="__RefHeading__2330_879635982"/></text:h>
      <text:p text:style-name="Text_20_body"><text:tab/>Some structures have resonances, because a pair of electrons is delocalized, and can alternate from two different locations or bonds.</text:p>
      <text:h text:style-name="Heading_20_1" text:outline-level="1"><text:bookmark-start text:name="__RefHeading__114_879635982"/>5. Energetics / Thermochemistry<text:bookmark-end text:name="__RefHeading__114_879635982"/></text:h>
      <text:h text:style-name="Heading_20_2" text:outline-level="2"><text:bookmark-start text:name="__RefHeading__2272_879635982"/>5.1-Exothermic and Endothermic Reactions<text:bookmark-end text:name="__RefHeading__2272_879635982"/></text:h>
      <text:p text:style-name="Text_20_body"><text:tab/>Exothermic reaction releases temperature, and energy is released to the environment from the reaction. Endothermic reaction uses the energy from the environment, and causes the temperature to drop. Standard enthalpy change of reaction is the difference between the enthalpy of the products and the reactants. Combustion is an exothermic reaction. Neutralization is an exothermic reaction. Bond breaking is endothermic, and bond making is exothermic.</text:p>
      <text:h text:style-name="Heading_20_2" text:outline-level="2"><text:bookmark-start text:name="__RefHeading__2274_879635982"/><text:soft-page-break/>5.2-Calculation of Enthalpy Changes<text:bookmark-end text:name="__RefHeading__2274_879635982"/></text:h>
      <text:p text:style-name="Text_20_body"><text:tab/>Specific heat capacity(c) is the heat energy required to raise the temperature of 1g of the substance by 1K. An important thermochemistry equation is: <draw:frame draw:style-name="fr2" draw:name="Object23" text:anchor-type="as-char" svg:y="-0.1484in" svg:width="0.789in" svg:height="0.1839in" draw:z-index="22"><draw:object xlink:href="./Object 23" xlink:type="simple" xlink:show="embed" xlink:actuate="onLoad"/><draw:image xlink:href="./ObjectReplacements/Object 23" xlink:type="simple" xlink:show="embed" xlink:actuate="onLoad"/></draw:frame>.</text:p>
      <text:h text:style-name="Heading_20_2" text:outline-level="2"><text:bookmark-start text:name="__RefHeading__2276_879635982"/>5.3-Hess's Law<text:bookmark-end text:name="__RefHeading__2276_879635982"/></text:h>
      <text:p text:style-name="Text_20_body"><text:tab/>Energy can be neither created nor destroyed, it can only change states. This can be used to determine the enthalpy of a reaction by manipulating known equations that could be used as a reaction pathway to the desired reaction.</text:p>
      <text:h text:style-name="Heading_20_2" text:outline-level="2"><text:bookmark-start text:name="__RefHeading__2278_879635982"/>5.4-Bond Enthalpies<text:bookmark-end text:name="__RefHeading__2278_879635982"/></text:h>
      <text:p text:style-name="Text_20_body"><text:tab/>Average bond enthalpy is the energy required to break one mole of bonds in the gaseous state averaged across a range of compounds containing that bond. <draw:frame draw:style-name="fr2" draw:name="Object24" text:anchor-type="as-char" svg:y="-0.1484in" svg:width="4.2063in" svg:height="0.1902in" draw:z-index="23"><draw:object xlink:href="./Object 24" xlink:type="simple" xlink:show="embed" xlink:actuate="onLoad"/><draw:image xlink:href="./ObjectReplacements/Object 24" xlink:type="simple" xlink:show="embed" xlink:actuate="onLoad"/></draw:frame></text:p>
      <text:h text:style-name="Heading_20_2" text:outline-level="2"><text:bookmark-start text:name="__RefHeading__2332_879635982"/>15.1-Standard Enthalpy Changes of Reactions<text:bookmark-end text:name="__RefHeading__2332_879635982"/></text:h>
      <text:p text:style-name="Text_20_body"><text:tab/>Standard states is the state of a substance at 298K and 1atm. Standard enthalpy change of formation is the enthalpy change when one mole of that compound is formed under standard conditions. Standard enthalpy change of combustion is the enthalpy change of a combustion reaction under standard conditions. <draw:frame draw:style-name="fr2" draw:name="Object25" text:anchor-type="as-char" svg:y="-0.1484in" svg:width="1.7264in" svg:height="0.2091in" draw:z-index="24"><draw:object xlink:href="./Object 25" xlink:type="simple" xlink:show="embed" xlink:actuate="onLoad"/><draw:image xlink:href="./ObjectReplacements/Object 25" xlink:type="simple" xlink:show="embed" xlink:actuate="onLoad"/></draw:frame>.</text:p>
      <text:h text:style-name="Heading_20_2" text:outline-level="2"><text:bookmark-start text:name="__RefHeading__2334_879635982"/>15.2-Born-Haber Cycles<text:bookmark-end text:name="__RefHeading__2334_879635982"/></text:h>
      <text:p text:style-name="Text_20_body"><text:tab/>Lattice enthalpy is the energy required to completely separate one mole off a solid ionic compound into its gaseous ions. Electron affinity is the energy change that occurs when a mole of electrons is accepted by a mole of atoms. Used to determine lattice enthalpy through the use of other data.</text:p>
      <text:h text:style-name="Heading_20_2" text:outline-level="2"><text:bookmark-start text:name="__RefHeading__2336_879635982"/>15.3-Entropy<text:bookmark-end text:name="__RefHeading__2336_879635982"/></text:h>
      <text:p text:style-name="Text_20_body"><text:tab/>Entropy is the measurement of disorder in a system.<draw:frame draw:style-name="fr2" draw:name="Object26" text:anchor-type="as-char" svg:y="-0.1484in" svg:width="1.5783in" svg:height="0.2098in" draw:z-index="25"><draw:object xlink:href="./Object 26" xlink:type="simple" xlink:show="embed" xlink:actuate="onLoad"/><draw:image xlink:href="./ObjectReplacements/Object 26" xlink:type="simple" xlink:show="embed" xlink:actuate="onLoad"/><svg:desc>formula</svg:desc></draw:frame></text:p>
      <text:h text:style-name="Heading_20_2" text:outline-level="2"><text:bookmark-start text:name="__RefHeading__2338_879635982"/>15.4-Spontaneity<text:bookmark-end text:name="__RefHeading__2338_879635982"/></text:h>
      <text:p text:style-name="Text_20_body"><text:tab/><draw:frame draw:style-name="fr2" draw:name="Object27" text:anchor-type="as-char" svg:y="-0.1484in" svg:width="1.2937in" svg:height="0.1839in" draw:z-index="26"><draw:object xlink:href="./Object 27" xlink:type="simple" xlink:show="embed" xlink:actuate="onLoad"/><draw:image xlink:href="./ObjectReplacements/Object 27" xlink:type="simple" xlink:show="embed" xlink:actuate="onLoad"/></draw:frame>If <draw:frame draw:style-name="fr2" draw:name="Object28" text:anchor-type="as-char" svg:y="-0.1484in" svg:width="0.5756in" svg:height="0.1839in" draw:z-index="27"><draw:object xlink:href="./Object 28" xlink:type="simple" xlink:show="embed" xlink:actuate="onLoad"/><draw:image xlink:href="./ObjectReplacements/Object 28" xlink:type="simple" xlink:show="embed" xlink:actuate="onLoad"/></draw:frame>then the reaction is spontaneous, if<draw:frame draw:style-name="fr2" draw:name="Object29" text:anchor-type="as-char" svg:y="-0.1484in" svg:width="0.5772in" svg:height="0.1846in" draw:z-index="28"><draw:object xlink:href="./Object 29" xlink:type="simple" xlink:show="embed" xlink:actuate="onLoad"/><draw:image xlink:href="./ObjectReplacements/Object 29" xlink:type="simple" xlink:show="embed" xlink:actuate="onLoad"/><svg:desc>formula</svg:desc></draw:frame>then the reaction is at equilibrium, if <draw:frame draw:style-name="fr2" draw:name="Object30" text:anchor-type="as-char" svg:y="-0.1484in" svg:width="0.5772in" svg:height="0.1846in" draw:z-index="29"><draw:object xlink:href="./Object 30" xlink:type="simple" xlink:show="embed" xlink:actuate="onLoad"/><draw:image xlink:href="./ObjectReplacements/Object 30" xlink:type="simple" xlink:show="embed" xlink:actuate="onLoad"/><svg:desc>formula</svg:desc></draw:frame>then the reaction is not spontaneous.</text:p>
      <text:h text:style-name="Heading_20_1" text:outline-level="1"><text:bookmark-start text:name="__RefHeading__116_879635982"/><text:soft-page-break/>6. Chemical Kinetics<text:bookmark-end text:name="__RefHeading__116_879635982"/></text:h>
      <text:h text:style-name="Heading_20_2" text:outline-level="2"><text:bookmark-start text:name="__RefHeading__2280_879635982"/>6.1-Rates of Reaction<text:bookmark-end text:name="__RefHeading__2280_879635982"/></text:h>
      <text:p text:style-name="Text_20_body"><text:tab/><draw:frame draw:style-name="fr2" draw:name="Object31" text:anchor-type="as-char" svg:y="-0.2492in" svg:width="0.9398in" svg:height="0.3984in" draw:z-index="30"><draw:object xlink:href="./Object 31" xlink:type="simple" xlink:show="embed" xlink:actuate="onLoad"/><draw:image xlink:href="./ObjectReplacements/Object 31" xlink:type="simple" xlink:show="embed" xlink:actuate="onLoad"/></draw:frame></text:p>
      <text:h text:style-name="Heading_20_2" text:outline-level="2"><text:bookmark-start text:name="__RefHeading__2282_879635982"/>6.2-Collision Theory<text:bookmark-end text:name="__RefHeading__2282_879635982"/></text:h>
      <text:p text:style-name="Text_20_body"><text:tab/>All particles are constantly moving, the rate at which they are moving is measured in temperature. Activation energy is the energy required to break the bonds of the reactant particles, initiating a reaction. For a reaction to occur: The reactant particles must collide, they must collide at the correct orientation, they must collide with sufficient energy to break their bonds.</text:p>
      <text:h text:style-name="Heading_20_2" text:outline-level="2"><text:bookmark-start text:name="__RefHeading__2340_879635982"/>16.1-Rate Expression<text:bookmark-end text:name="__RefHeading__2340_879635982"/></text:h>
      <text:p text:style-name="Text_20_body"><text:tab/>The rate equation provides the rate of the reaction in terms of the order of the reaction. <draw:frame draw:style-name="fr2" draw:name="Object32" text:anchor-type="as-char" svg:y="-0.1484in" svg:width="2.0575in" svg:height="0.1898in" draw:z-index="31"><draw:object xlink:href="./Object 32" xlink:type="simple" xlink:show="embed" xlink:actuate="onLoad"/><draw:image xlink:href="./ObjectReplacements/Object 32" xlink:type="simple" xlink:show="embed" xlink:actuate="onLoad"/></draw:frame>, and <draw:frame draw:style-name="fr2" draw:name="Object33" text:anchor-type="as-char" svg:y="-0.172in" svg:width="1.139in" svg:height="0.2134in" draw:z-index="32"><draw:object xlink:href="./Object 33" xlink:type="simple" xlink:show="embed" xlink:actuate="onLoad"/><draw:image xlink:href="./ObjectReplacements/Object 33" xlink:type="simple" xlink:show="embed" xlink:actuate="onLoad"/></draw:frame>. The order of the reaction is m + n.</text:p>
      <text:h text:style-name="Heading_20_2" text:outline-level="2"><text:bookmark-start text:name="__RefHeading__2342_879635982"/>16.2-Reaction Mechanism<text:bookmark-end text:name="__RefHeading__2342_879635982"/></text:h>
      <text:p text:style-name="Text_20_body"><text:tab/>Reaction mechanisms are a way to demonstrate the process of which a reaction occurs. The overall reaction will have a balanced equation. The rate is determined by the rate-determining step. The order of reaction matches the number of molecules involved in the rate determining step.</text:p>
      <text:h text:style-name="Heading_20_2" text:outline-level="2"><text:bookmark-start text:name="__RefHeading__2344_879635982"/>16.3-Activation Energy<text:bookmark-end text:name="__RefHeading__2344_879635982"/></text:h>
      <text:p text:style-name="Text_20_body"><text:tab/>The activation energy is the minimum energy required for the reaction to proceed. <draw:frame draw:style-name="fr2" draw:name="Object34" text:anchor-type="as-char" svg:y="-0.2689in" svg:width="1.4134in" svg:height="0.4181in" draw:z-index="33"><draw:object xlink:href="./Object 34" xlink:type="simple" xlink:show="embed" xlink:actuate="onLoad"/><draw:image xlink:href="./ObjectReplacements/Object 34" xlink:type="simple" xlink:show="embed" xlink:actuate="onLoad"/></draw:frame>, where k = rate constant, A = frequency factor, <draw:frame draw:style-name="fr2" draw:name="Object35" text:anchor-type="as-char" svg:y="-0.1484in" svg:width="0.261in" svg:height="0.2091in" draw:z-index="34"><draw:object xlink:href="./Object 35" xlink:type="simple" xlink:show="embed" xlink:actuate="onLoad"/><draw:image xlink:href="./ObjectReplacements/Object 35" xlink:type="simple" xlink:show="embed" xlink:actuate="onLoad"/></draw:frame>= activation energy</text:p>
      <text:p text:style-name="Text_20_body">R = gas constant, T = temperature.</text:p>
      <text:h text:style-name="Heading_20_1" text:outline-level="1"><text:bookmark-start text:name="__RefHeading__118_879635982"/>7. Equilibrium<text:bookmark-end text:name="__RefHeading__118_879635982"/></text:h>
      <text:h text:style-name="Heading_20_2" text:outline-level="2"><text:bookmark-start text:name="__RefHeading__2284_879635982"/>7.1-Dynamic Equilibrium<text:bookmark-end text:name="__RefHeading__2284_879635982"/></text:h>
      <text:p text:style-name="Text_20_body"><text:tab/>Equilibrium is when the reactions appears to have stopped, and when the forward and reverse reactions have the same rate.</text:p>
      <text:h text:style-name="Heading_20_2" text:outline-level="2"><text:bookmark-start text:name="__RefHeading__2286_879635982"/><text:soft-page-break/>7.2-The Position of Equilibrium<text:bookmark-end text:name="__RefHeading__2286_879635982"/></text:h>
      <text:p text:style-name="Text_20_body"><text:tab/>For the chemical equation of: <draw:frame draw:style-name="fr2" draw:name="Object36" text:anchor-type="as-char" svg:y="-0.1484in" svg:width="1.9047in" svg:height="0.1839in" draw:z-index="35"><draw:object xlink:href="./Object 36" xlink:type="simple" xlink:show="embed" xlink:actuate="onLoad"/><draw:image xlink:href="./ObjectReplacements/Object 36" xlink:type="simple" xlink:show="embed" xlink:actuate="onLoad"/></draw:frame>the position of equilibrium can be found using this equation: <draw:frame draw:style-name="fr2" draw:name="Object37" text:anchor-type="as-char" svg:y="-0.2728in" svg:width="1.189in" svg:height="0.4516in" draw:z-index="36"><draw:object xlink:href="./Object 37" xlink:type="simple" xlink:show="embed" xlink:actuate="onLoad"/><draw:image xlink:href="./ObjectReplacements/Object 37" xlink:type="simple" xlink:show="embed" xlink:actuate="onLoad"/></draw:frame>, where <draw:frame draw:style-name="fr2" draw:name="Object38" text:anchor-type="as-char" svg:y="-0.1484in" svg:width="0.2701in" svg:height="0.2098in" draw:z-index="37"><draw:object xlink:href="./Object 38" xlink:type="simple" xlink:show="embed" xlink:actuate="onLoad"/><draw:image xlink:href="./ObjectReplacements/Object 38" xlink:type="simple" xlink:show="embed" xlink:actuate="onLoad"/><svg:desc>formula</svg:desc></draw:frame>is the equilibrium constant. If <draw:frame draw:style-name="fr2" draw:name="Object39" text:anchor-type="as-char" svg:y="-0.1484in" svg:width="0.2701in" svg:height="0.2098in" draw:z-index="38"><draw:object xlink:href="./Object 39" xlink:type="simple" xlink:show="embed" xlink:actuate="onLoad"/><draw:image xlink:href="./ObjectReplacements/Object 39" xlink:type="simple" xlink:show="embed" xlink:actuate="onLoad"/><svg:desc>formula</svg:desc></draw:frame>&gt;&gt; 1 then the reaction almost completes. If <draw:frame draw:style-name="fr2" draw:name="Object40" text:anchor-type="as-char" svg:y="-0.1484in" svg:width="0.2701in" svg:height="0.2098in" draw:z-index="39"><draw:object xlink:href="./Object 40" xlink:type="simple" xlink:show="embed" xlink:actuate="onLoad"/><draw:image xlink:href="./ObjectReplacements/Object 40" xlink:type="simple" xlink:show="embed" xlink:actuate="onLoad"/><svg:desc>formula</svg:desc></draw:frame>&lt;&lt; 1 then the reaction hardly proceeds.</text:p>
      <text:h text:style-name="Heading_20_2" text:outline-level="2"><text:bookmark-start text:name="__RefHeading__2346_879635982"/>17.1-Liquid-Vapor Equilibrium<text:bookmark-end text:name="__RefHeading__2346_879635982"/></text:h>
      <text:p text:style-name="Text_20_body"/>
      <text:h text:style-name="Heading_20_2" text:outline-level="2"><text:bookmark-start text:name="__RefHeading__2348_879635982"/><text:soft-page-break/>17.2-The Equilibrium Law<text:bookmark-end text:name="__RefHeading__2348_879635982"/></text:h>
      <text:h text:style-name="Heading_20_1" text:outline-level="1"><text:bookmark-start text:name="__RefHeading__120_879635982"/>8. Acids and Bases<text:bookmark-end text:name="__RefHeading__120_879635982"/></text:h>
      <text:h text:style-name="Heading_20_2" text:outline-level="2"><text:bookmark-start text:name="__RefHeading__2288_879635982"/>8.1-Theories of Acids and Bases<text:bookmark-end text:name="__RefHeading__2288_879635982"/></text:h>
      <text:h text:style-name="Heading_20_2" text:outline-level="2"><text:bookmark-start text:name="__RefHeading__2290_879635982"/>8.2-Properties of Acids and Bases<text:bookmark-end text:name="__RefHeading__2290_879635982"/></text:h>
      <text:h text:style-name="Heading_20_2" text:outline-level="2"><text:bookmark-start text:name="__RefHeading__2292_879635982"/>8.3-Strong and Weak Acids and Bases<text:bookmark-end text:name="__RefHeading__2292_879635982"/></text:h>
      <text:h text:style-name="Heading_20_2" text:outline-level="2"><text:bookmark-start text:name="__RefHeading__2294_879635982"/>8.4-The pH Scale<text:bookmark-end text:name="__RefHeading__2294_879635982"/></text:h>
      <text:h text:style-name="Heading_20_2" text:outline-level="2"><text:bookmark-start text:name="__RefHeading__2350_879635982"/>18.1-Calculations Involving Acids and Bases<text:bookmark-end text:name="__RefHeading__2350_879635982"/></text:h>
      <text:h text:style-name="Heading_20_2" text:outline-level="2"><text:bookmark-start text:name="__RefHeading__2352_879635982"/>18.2-Buffer Solutions<text:bookmark-end text:name="__RefHeading__2352_879635982"/></text:h>
      <text:h text:style-name="Heading_20_2" text:outline-level="2"><text:bookmark-start text:name="__RefHeading__2354_879635982"/>18.3-Salt Hydrolysis<text:bookmark-end text:name="__RefHeading__2354_879635982"/></text:h>
      <text:h text:style-name="Heading_20_2" text:outline-level="2"><text:bookmark-start text:name="__RefHeading__2356_879635982"/>18.4-Acid-Base Titrations<text:bookmark-end text:name="__RefHeading__2356_879635982"/></text:h>
      <text:h text:style-name="Heading_20_2" text:outline-level="2"><text:bookmark-start text:name="__RefHeading__2358_879635982"/>18.5-Indicators<text:bookmark-end text:name="__RefHeading__2358_879635982"/></text:h>
      <text:h text:style-name="Heading_20_1" text:outline-level="1"><text:bookmark-start text:name="__RefHeading__122_879635982"/>9. Redox Process<text:bookmark-end text:name="__RefHeading__122_879635982"/></text:h>
      <text:h text:style-name="Heading_20_2" text:outline-level="2"><text:bookmark-start text:name="__RefHeading__2296_879635982"/>9.1-Introduction to Oxidation and Reduction<text:bookmark-end text:name="__RefHeading__2296_879635982"/></text:h>
      <text:h text:style-name="Heading_20_2" text:outline-level="2"><text:bookmark-start text:name="__RefHeading__2298_879635982"/>9.2-Redox Equations<text:bookmark-end text:name="__RefHeading__2298_879635982"/></text:h>
      <text:h text:style-name="Heading_20_2" text:outline-level="2"><text:bookmark-start text:name="__RefHeading__2300_879635982"/>9.3-Reactivity<text:bookmark-end text:name="__RefHeading__2300_879635982"/></text:h>
      <text:h text:style-name="Heading_20_2" text:outline-level="2"><text:bookmark-start text:name="__RefHeading__2302_879635982"/>9.4-Voltaic Cells<text:bookmark-end text:name="__RefHeading__2302_879635982"/></text:h>
      <text:h text:style-name="Heading_20_2" text:outline-level="2"><text:bookmark-start text:name="__RefHeading__2304_879635982"/>9.5-Electrolytic Cells<text:bookmark-end text:name="__RefHeading__2304_879635982"/></text:h>
      <text:h text:style-name="Heading_20_2" text:outline-level="2"><text:bookmark-start text:name="__RefHeading__2360_879635982"/>19.1-Standard Electrode Potentials<text:bookmark-end text:name="__RefHeading__2360_879635982"/></text:h>
      <text:h text:style-name="Heading_20_2" text:outline-level="2"><text:bookmark-start text:name="__RefHeading__2362_879635982"/><text:soft-page-break/>19.2-Electrolysis<text:bookmark-end text:name="__RefHeading__2362_879635982"/></text:h>
      <text:h text:style-name="Heading_20_1" text:outline-level="1"><text:bookmark-start text:name="__RefHeading__124_879635982"/>10 .Organic Chemistry<text:bookmark-end text:name="__RefHeading__124_879635982"/></text:h>
      <text:h text:style-name="Heading_20_2" text:outline-level="2"><text:bookmark-start text:name="__RefHeading__2306_879635982"/>10.1-Introduction to Organic Chemistry<text:bookmark-end text:name="__RefHeading__2306_879635982"/></text:h>
      <text:h text:style-name="Heading_20_2" text:outline-level="2"><text:bookmark-start text:name="__RefHeading__2308_879635982"/>10.2-Alkanes<text:bookmark-end text:name="__RefHeading__2308_879635982"/></text:h>
      <text:h text:style-name="Heading_20_2" text:outline-level="2"><text:bookmark-start text:name="__RefHeading__2310_879635982"/>10.3-Alkenes<text:bookmark-end text:name="__RefHeading__2310_879635982"/></text:h>
      <text:h text:style-name="Heading_20_2" text:outline-level="2"><text:bookmark-start text:name="__RefHeading__2312_879635982"/>10.4-Alcohols<text:bookmark-end text:name="__RefHeading__2312_879635982"/></text:h>
      <text:h text:style-name="Heading_20_2" text:outline-level="2"><text:bookmark-start text:name="__RefHeading__2314_879635982"/>10.5-Halogenoalkanes<text:bookmark-end text:name="__RefHeading__2314_879635982"/></text:h>
      <text:h text:style-name="Heading_20_2" text:outline-level="2"><text:bookmark-start text:name="__RefHeading__2316_879635982"/>10.6-Reaction Pathways<text:bookmark-end text:name="__RefHeading__2316_879635982"/></text:h>
      <text:h text:style-name="Heading_20_2" text:outline-level="2"><text:bookmark-start text:name="__RefHeading__2364_879635982"/>20.1-Introduction<text:bookmark-end text:name="__RefHeading__2364_879635982"/></text:h>
      <text:h text:style-name="Heading_20_2" text:outline-level="2"><text:bookmark-start text:name="__RefHeading__2366_879635982"/>20.2-Nucleophilic Substitution Reactions<text:bookmark-end text:name="__RefHeading__2366_879635982"/></text:h>
      <text:h text:style-name="Heading_20_2" text:outline-level="2"><text:bookmark-start text:name="__RefHeading__2368_879635982"/>20.3-Elimination Reactions<text:bookmark-end text:name="__RefHeading__2368_879635982"/></text:h>
      <text:h text:style-name="Heading_20_2" text:outline-level="2"><text:bookmark-start text:name="__RefHeading__2370_879635982"/>20.4-Condensation Reactions<text:bookmark-end text:name="__RefHeading__2370_879635982"/></text:h>
      <text:h text:style-name="Heading_20_2" text:outline-level="2"><text:bookmark-start text:name="__RefHeading__2372_879635982"/>20.5-Reaction Pathways<text:bookmark-end text:name="__RefHeading__2372_879635982"/></text:h>
      <text:h text:style-name="Heading_20_2" text:outline-level="2"><text:bookmark-start text:name="__RefHeading__2374_879635982"/>20.6-Stereoisomerism<text:bookmark-end text:name="__RefHeading__2374_879635982"/></text:h>
      <text:h text:style-name="Heading_20_1" text:outline-level="1"><text:bookmark-start text:name="__RefHeading__126_879635982"/>11. Measurement, Data Processing And Analysis<text:bookmark-end text:name="__RefHeading__126_879635982"/></text:h>
      <text:h text:style-name="Heading_20_1" text:outline-level="1"><text:bookmark-start text:name="__RefHeading__128_879635982"/>14. Energy<text:bookmark-end text:name="__RefHeading__128_87963598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OpenSymbol1" svg:font-family="OpenSymbol"/>
    <style:font-face style:name="Segoe UI" svg:font-family="'Segoe U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0.0201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den </meta:initial-creator>
    <meta:creation-date>2016-05-11T16:47:28.256139681</meta:creation-date>
    <dc:date>2016-05-11T20:31:19.80</dc:date>
    <dc:creator>Arden Rasmussen</dc:creator>
    <meta:editing-duration>PT3H20M22S</meta:editing-duration>
    <meta:editing-cycles>13</meta:editing-cycles>
    <meta:generator>OpenOffice/4.1.2$Win32 OpenOffice.org_project/412m3$Build-9782</meta:generator>
    <meta:document-statistic meta:table-count="3" meta:image-count="0" meta:object-count="40" meta:page-count="12" meta:paragraph-count="297" meta:word-count="2101" meta:character-count="13788"/>
  </office:meta>
</office:document-meta>
</file>

<file path=Object 1/content.xml><?xml version="1.0" encoding="utf-8"?>
<math xmlns="http://www.w3.org/1998/Math/MathML" display="block">
  <semantics>
    <mrow>
      <mi mathvariant="italic">pV</mi>
      <mo stretchy="false">=</mo>
      <mi mathvariant="italic">nRT</mi>
    </mrow>
    <annotation encoding="StarMath 5.0">pV=nRT</annotation>
  </semantics>
</math>
</file>

<file path=Object 10/content.xml><?xml version="1.0" encoding="utf-8"?>
<math xmlns="http://www.w3.org/1998/Math/MathML" display="block">
  <semantics>
    <msub>
      <mi mathvariant="italic">PCl</mi>
      <mn>5</mn>
    </msub>
    <annotation encoding="StarMath 5.0">PCl_{ 5 }</annotation>
  </semantics>
</math>
</file>

<file path=Object 11/content.xml><?xml version="1.0" encoding="utf-8"?>
<math xmlns="http://www.w3.org/1998/Math/MathML" display="block">
  <semantics>
    <msub>
      <mi mathvariant="italic">SCl</mi>
      <mn>2</mn>
    </msub>
    <annotation encoding="StarMath 5.0">SCl_{ 2 }</annotation>
  </semantics>
</math>
</file>

<file path=Object 12/content.xml><?xml version="1.0" encoding="utf-8"?>
<math xmlns="http://www.w3.org/1998/Math/MathML" display="block">
  <semantics>
    <msub>
      <mi mathvariant="italic">Cl</mi>
      <mn>2</mn>
    </msub>
    <annotation encoding="StarMath 5.0">Cl_{ 2 }</annotation>
  </semantics>
</math>
</file>

<file path=Object 13/content.xml><?xml version="1.0" encoding="utf-8"?>
<math xmlns="http://www.w3.org/1998/Math/MathML" display="block">
  <semantics>
    <mrow>
      <msub>
        <mi mathvariant="italic">Na</mi>
        <mn>2</mn>
      </msub>
      <mi>O</mi>
    </mrow>
    <annotation encoding="StarMath 5.0">Na_{ 2 }O</annotation>
  </semantics>
</math>
</file>

<file path=Object 14/content.xml><?xml version="1.0" encoding="utf-8"?>
<math xmlns="http://www.w3.org/1998/Math/MathML" display="block">
  <semantics>
    <mi mathvariant="italic">MgO</mi>
    <annotation encoding="StarMath 5.0">MgO</annotation>
  </semantics>
</math>
</file>

<file path=Object 15/content.xml><?xml version="1.0" encoding="utf-8"?>
<math xmlns="http://www.w3.org/1998/Math/MathML" display="block">
  <semantics>
    <mrow>
      <msub>
        <mi mathvariant="italic">Al</mi>
        <mn>2</mn>
      </msub>
      <msub>
        <mi>O</mi>
        <mn>3</mn>
      </msub>
    </mrow>
    <annotation encoding="StarMath 5.0">Al_{ 2 }O_{ 3 }</annotation>
  </semantics>
</math>
</file>

<file path=Object 16/content.xml><?xml version="1.0" encoding="utf-8"?>
<math xmlns="http://www.w3.org/1998/Math/MathML" display="block">
  <semantics>
    <msub>
      <mi mathvariant="italic">SiO</mi>
      <mn>2</mn>
    </msub>
    <annotation encoding="StarMath 5.0">SiO_{ 2 }</annotation>
  </semantics>
</math>
</file>

<file path=Object 17/content.xml><?xml version="1.0" encoding="utf-8"?>
<math xmlns="http://www.w3.org/1998/Math/MathML" display="block">
  <semantics>
    <mrow>
      <msub>
        <mi>P</mi>
        <mn>5</mn>
      </msub>
      <msub>
        <mi>O</mi>
        <mn>10</mn>
      </msub>
    </mrow>
    <annotation encoding="StarMath 5.0">P_{ 5 }O_{ 10 }</annotation>
  </semantics>
</math>
</file>

<file path=Object 18/content.xml><?xml version="1.0" encoding="utf-8"?>
<math xmlns="http://www.w3.org/1998/Math/MathML" display="block">
  <semantics>
    <msub>
      <mi mathvariant="italic">SO</mi>
      <mn>2</mn>
    </msub>
    <annotation encoding="StarMath 5.0">SO_{ 2 }</annotation>
  </semantics>
</math>
</file>

<file path=Object 19/content.xml><?xml version="1.0" encoding="utf-8"?>
<math xmlns="http://www.w3.org/1998/Math/MathML" display="block">
  <semantics>
    <mrow>
      <msub>
        <mi mathvariant="italic">Cl</mi>
        <mn>2</mn>
      </msub>
      <mi>O</mi>
    </mrow>
    <annotation encoding="StarMath 5.0">Cl_{ 2 }O</annotation>
  </semantics>
</math>
</file>

<file path=Object 2/content.xml><?xml version="1.0" encoding="utf-8"?>
<math xmlns="http://www.w3.org/1998/Math/MathML" display="block">
  <semantics>
    <mrow>
      <msup>
        <mn>0</mn>
        <mi>o</mi>
      </msup>
      <mi>C</mi>
      <mtext> and </mtext>
      <mn>1</mn>
      <mi mathvariant="italic">atm</mi>
    </mrow>
    <annotation encoding="StarMath 5.0">0^{ o } C " and " 1atm</annotation>
  </semantics>
</math>
</file>

<file path=Object 20/content.xml><?xml version="1.0" encoding="utf-8"?>
<math xmlns="http://www.w3.org/1998/Math/MathML">
  <semantics>
    <mrow>
      <msup>
        <mi mathvariant="italic">sp</mi>
        <mrow>
          <mn>3</mn>
        </mrow>
      </msup>
    </mrow>
    <annotation encoding="StarMath 5.0">sp^{3}</annotation>
  </semantics>
</math>
</file>

<file path=Object 21/content.xml><?xml version="1.0" encoding="utf-8"?>
<math xmlns="http://www.w3.org/1998/Math/MathML">
  <semantics>
    <mrow>
      <msup>
        <mi mathvariant="italic">sp</mi>
        <mrow>
          <mn>2</mn>
        </mrow>
      </msup>
    </mrow>
    <annotation encoding="StarMath 5.0">sp^{2}</annotation>
  </semantics>
</math>
</file>

<file path=Object 22/content.xml><?xml version="1.0" encoding="utf-8"?>
<math xmlns="http://www.w3.org/1998/Math/MathML">
  <semantics>
    <mrow>
      <mi mathvariant="italic">sp</mi>
    </mrow>
    <annotation encoding="StarMath 5.0">sp</annotation>
  </semantics>
</math>
</file>

<file path=Object 23/content.xml><?xml version="1.0" encoding="utf-8"?>
<math xmlns="http://www.w3.org/1998/Math/MathML">
  <semantics>
    <mrow>
      <mrow>
        <mi>q</mi>
        <mo stretchy="false">=</mo>
        <mi mathvariant="italic">mc</mi>
      </mrow>
      <mo stretchy="false">Δ</mo>
      <mi>T</mi>
    </mrow>
    <annotation encoding="StarMath 5.0">q = mc%DELTA T</annotation>
  </semantics>
</math>
</file>

<file path=Object 24/content.xml><?xml version="1.0" encoding="utf-8"?>
<math xmlns="http://www.w3.org/1998/Math/MathML">
  <semantics>
    <mrow>
      <mi mathvariant="italic">Enthalpy</mi>
      <mi mathvariant="italic">of</mi>
      <mrow>
        <mi mathvariant="italic">Reaciton</mi>
        <mo stretchy="false">=</mo>
        <mo stretchy="false">Σ</mo>
      </mrow>
      <mrow>
        <mrow>
          <mo stretchy="false">(</mo>
          <mrow>
            <mi mathvariant="italic">Bonds</mi>
            <mi mathvariant="italic">Broken</mi>
          </mrow>
          <mo stretchy="false">)</mo>
        </mrow>
        <mo stretchy="false">−</mo>
        <mo stretchy="false">Σ</mo>
      </mrow>
      <mrow>
        <mo stretchy="false">(</mo>
        <mrow>
          <mi mathvariant="italic">Bonds</mi>
          <mi mathvariant="italic">Formed</mi>
        </mrow>
        <mo stretchy="false">)</mo>
      </mrow>
    </mrow>
    <annotation encoding="StarMath 5.0">Enthalpy of Reaciton = %SIGMA (Bonds Broken) - %SIGMA (Bonds Formed)</annotation>
  </semantics>
</math>
</file>

<file path=Object 25/content.xml><?xml version="1.0" encoding="utf-8"?>
<math xmlns="http://www.w3.org/1998/Math/MathML">
  <semantics>
    <mrow>
      <mo stretchy="false">Δ</mo>
      <mrow>
        <mi>H</mi>
        <mo stretchy="false">=</mo>
        <mrow>
          <msub>
            <mi>H</mi>
            <mrow>
              <mi mathvariant="italic">Products</mi>
            </mrow>
          </msub>
          <mo stretchy="false">−</mo>
          <msub>
            <mi>H</mi>
            <mrow>
              <mi mathvariant="italic">Reactants</mi>
            </mrow>
          </msub>
        </mrow>
      </mrow>
    </mrow>
    <annotation encoding="StarMath 5.0">%DELTA H = H_{Products} - H_{Reactants}</annotation>
  </semantics>
</math>
</file>

<file path=Object 26/content.xml><?xml version="1.0" encoding="utf-8"?>
<math xmlns="http://www.w3.org/1998/Math/MathML">
  <semantics>
    <mrow>
      <mo stretchy="false">Δ</mo>
      <mrow>
        <mi>S</mi>
        <mo stretchy="false">=</mo>
        <mrow>
          <msub>
            <mi>S</mi>
            <mrow>
              <mi mathvariant="italic">Products</mi>
            </mrow>
          </msub>
          <mo stretchy="false">−</mo>
          <msub>
            <mi>S</mi>
            <mrow>
              <mi mathvariant="italic">Reactants</mi>
            </mrow>
          </msub>
        </mrow>
      </mrow>
    </mrow>
    <annotation encoding="StarMath 5.0">%DELTA S = S_{Products} - S_{Reactants}</annotation>
  </semantics>
</math>
</file>

<file path=Object 27/content.xml><?xml version="1.0" encoding="utf-8"?>
<math xmlns="http://www.w3.org/1998/Math/MathML">
  <semantics>
    <mrow>
      <mo stretchy="false">Δ</mo>
      <mrow>
        <mi>G</mi>
        <mo stretchy="false">=</mo>
        <mo stretchy="false">Δ</mo>
      </mrow>
      <mrow>
        <mi>H</mi>
        <mo stretchy="false">−</mo>
        <mi>T</mi>
      </mrow>
      <mo stretchy="false">Δ</mo>
      <mi>S</mi>
    </mrow>
    <annotation encoding="StarMath 5.0">%DELTA G = %DELTA H -T%DELTA S</annotation>
  </semantics>
</math>
</file>

<file path=Object 28/content.xml><?xml version="1.0" encoding="utf-8"?>
<math xmlns="http://www.w3.org/1998/Math/MathML">
  <semantics>
    <mrow>
      <mo stretchy="false">Δ</mo>
      <mrow>
        <mi>G</mi>
        <mo stretchy="false">&lt;</mo>
        <mn>0</mn>
      </mrow>
    </mrow>
    <annotation encoding="StarMath 5.0">%DELTA G &lt; 0</annotation>
  </semantics>
</math>
</file>

<file path=Object 29/content.xml><?xml version="1.0" encoding="utf-8"?>
<math xmlns="http://www.w3.org/1998/Math/MathML">
  <semantics>
    <mrow>
      <mo stretchy="false">Δ</mo>
      <mrow>
        <mi>G</mi>
        <mo stretchy="false">=</mo>
        <mn>0</mn>
      </mrow>
    </mrow>
    <annotation encoding="StarMath 5.0">%DELTA G = 0</annotation>
  </semantics>
</math>
</file>

<file path=Object 3/content.xml><?xml version="1.0" encoding="utf-8"?>
<math xmlns="http://www.w3.org/1998/Math/MathML" display="block">
  <semantics>
    <mrow>
      <mrow>
        <mi>R</mi>
        <mo stretchy="false">=</mo>
        <mn>8.31</mn>
      </mrow>
      <mi>J</mi>
      <msup>
        <mi>K</mi>
        <mrow>
          <mo stretchy="false">−</mo>
          <mn>1</mn>
        </mrow>
      </msup>
      <msup>
        <mi mathvariant="italic">mol</mi>
        <mrow>
          <mo stretchy="false">−</mo>
          <mn>1</mn>
        </mrow>
      </msup>
    </mrow>
    <annotation encoding="StarMath 5.0">R = 8.31J K^{ -1 } mol^{ -1 }</annotation>
  </semantics>
</math>
</file>

<file path=Object 30/content.xml><?xml version="1.0" encoding="utf-8"?>
<math xmlns="http://www.w3.org/1998/Math/MathML">
  <semantics>
    <mrow>
      <mo stretchy="false">Δ</mo>
      <mrow>
        <mi>G</mi>
        <mo stretchy="false">&gt;</mo>
        <mn>0</mn>
      </mrow>
    </mrow>
    <annotation encoding="StarMath 5.0">%DELTA G &gt; 0</annotation>
  </semantics>
</math>
</file>

<file path=Object 31/content.xml><?xml version="1.0" encoding="utf-8"?>
<math xmlns="http://www.w3.org/1998/Math/MathML">
  <semantics>
    <mrow>
      <mrow>
        <mi mathvariant="italic">Rate</mi>
        <mo stretchy="false">=</mo>
        <mfrac>
          <mrow>
            <mo stretchy="false">Δ</mo>
            <mrow>
              <mo stretchy="false">[</mo>
              <mrow>
                <mi>R</mi>
              </mrow>
              <mo stretchy="false">]</mo>
            </mrow>
          </mrow>
          <mrow>
            <mo stretchy="false">Δ</mo>
            <mi>T</mi>
          </mrow>
        </mfrac>
      </mrow>
    </mrow>
    <annotation encoding="StarMath 5.0">Rate = {%DELTA[R]} over {%DELTA T}</annotation>
  </semantics>
</math>
</file>

<file path=Object 32/content.xml><?xml version="1.0" encoding="utf-8"?>
<math xmlns="http://www.w3.org/1998/Math/MathML">
  <semantics>
    <mrow>
      <mi mathvariant="italic">Reaction</mi>
      <mrow>
        <mi mathvariant="italic">Rate</mi>
        <mo stretchy="false">=</mo>
        <mi>k</mi>
      </mrow>
      <mrow>
        <mo stretchy="false">[</mo>
        <mrow>
          <mi mathvariant="italic">Reactants</mi>
        </mrow>
        <mo stretchy="false">]</mo>
      </mrow>
    </mrow>
    <annotation encoding="StarMath 5.0">Reaction Rate = k[Reactants]</annotation>
  </semantics>
</math>
</file>

<file path=Object 33/content.xml><?xml version="1.0" encoding="utf-8"?>
<math xmlns="http://www.w3.org/1998/Math/MathML">
  <semantics>
    <mrow>
      <mrow>
        <mi mathvariant="italic">Rate</mi>
        <mo stretchy="false">=</mo>
        <msup>
          <mrow>
            <mo stretchy="false">[</mo>
            <mrow>
              <mi>A</mi>
            </mrow>
            <mo stretchy="false">]</mo>
          </mrow>
          <mrow>
            <mi>m</mi>
          </mrow>
        </msup>
      </mrow>
      <msup>
        <mrow>
          <mo stretchy="false">[</mo>
          <mrow>
            <mi>B</mi>
          </mrow>
          <mo stretchy="false">]</mo>
        </mrow>
        <mrow>
          <mi>n</mi>
        </mrow>
      </msup>
    </mrow>
    <annotation encoding="StarMath 5.0">Rate = [A]^{m}[B]^{n}</annotation>
  </semantics>
</math>
</file>

<file path=Object 34/content.xml><?xml version="1.0" encoding="utf-8"?>
<math xmlns="http://www.w3.org/1998/Math/MathML">
  <semantics>
    <mrow>
      <mi>ln</mi>
      <mrow>
        <mrow>
          <mo stretchy="false">(</mo>
          <mrow>
            <mi>K</mi>
          </mrow>
          <mo stretchy="false">)</mo>
        </mrow>
        <mo stretchy="false">=</mo>
        <mi>ln</mi>
      </mrow>
      <mrow>
        <mrow>
          <mo stretchy="false">(</mo>
          <mrow>
            <mi>A</mi>
          </mrow>
          <mo stretchy="false">)</mo>
        </mrow>
        <mo stretchy="false">−</mo>
        <mfrac>
          <mrow>
            <msub>
              <mi>E</mi>
              <mrow>
                <mi>a</mi>
              </mrow>
            </msub>
          </mrow>
          <mrow>
            <mi mathvariant="italic">RT</mi>
          </mrow>
        </mfrac>
      </mrow>
    </mrow>
    <annotation encoding="StarMath 5.0">ln(K) = ln(A) - {E_{a}} over {RT}</annotation>
  </semantics>
</math>
</file>

<file path=Object 35/content.xml><?xml version="1.0" encoding="utf-8"?>
<math xmlns="http://www.w3.org/1998/Math/MathML">
  <semantics>
    <mrow>
      <msub>
        <mi>E</mi>
        <mrow>
          <mi>a</mi>
        </mrow>
      </msub>
    </mrow>
    <annotation encoding="StarMath 5.0">E_{a}</annotation>
  </semantics>
</math>
</file>

<file path=Object 36/content.xml><?xml version="1.0" encoding="utf-8"?>
<math xmlns="http://www.w3.org/1998/Math/MathML">
  <semantics>
    <mrow>
      <mrow>
        <mrow>
          <mi mathvariant="italic">aA</mi>
          <mo stretchy="false">+</mo>
          <mi mathvariant="italic">bB</mi>
        </mrow>
        <mo stretchy="false">+</mo>
        <mn>...</mn>
      </mrow>
      <mi>↔</mi>
      <mrow>
        <mrow>
          <mi mathvariant="italic">pP</mi>
          <mo stretchy="false">+</mo>
          <mi mathvariant="italic">qQ</mi>
        </mrow>
        <mo stretchy="false">+</mo>
        <mn>...</mn>
      </mrow>
    </mrow>
    <annotation encoding="StarMath 5.0">aA + bB + ... ↔ pP + qQ + ...</annotation>
  </semantics>
</math>
</file>

<file path=Object 37/content.xml><?xml version="1.0" encoding="utf-8"?>
<math xmlns="http://www.w3.org/1998/Math/MathML">
  <semantics>
    <mrow>
      <mrow>
        <msub>
          <mi>K</mi>
          <mrow>
            <mi>c</mi>
          </mrow>
        </msub>
        <mo stretchy="false">=</mo>
        <mfrac>
          <mrow>
            <msup>
              <mrow>
                <mo stretchy="false">[</mo>
                <mrow>
                  <mi>P</mi>
                </mrow>
                <mo stretchy="false">]</mo>
              </mrow>
              <mrow>
                <mi>p</mi>
              </mrow>
            </msup>
            <msup>
              <mrow>
                <mo stretchy="false">[</mo>
                <mrow>
                  <mi>Q</mi>
                </mrow>
                <mo stretchy="false">]</mo>
              </mrow>
              <mrow>
                <mi>q</mi>
              </mrow>
            </msup>
            <mn>...</mn>
          </mrow>
          <mrow>
            <msup>
              <mrow>
                <mo stretchy="false">[</mo>
                <mrow>
                  <mi>A</mi>
                </mrow>
                <mo stretchy="false">]</mo>
              </mrow>
              <mrow>
                <mi>a</mi>
              </mrow>
            </msup>
            <msup>
              <mrow>
                <mo stretchy="false">[</mo>
                <mrow>
                  <mi>B</mi>
                </mrow>
                <mo stretchy="false">]</mo>
              </mrow>
              <mrow>
                <mi>b</mi>
              </mrow>
            </msup>
            <mn>...</mn>
          </mrow>
        </mfrac>
      </mrow>
    </mrow>
    <annotation encoding="StarMath 5.0">K_{c} = {[P]^{p}[Q]^{q}...}over{[A]^{a}[B]^{b}...}</annotation>
  </semantics>
</math>
</file>

<file path=Object 38/content.xml><?xml version="1.0" encoding="utf-8"?>
<math xmlns="http://www.w3.org/1998/Math/MathML">
  <semantics>
    <mrow>
      <msub>
        <mi>K</mi>
        <mrow>
          <mi>c</mi>
        </mrow>
      </msub>
    </mrow>
    <annotation encoding="StarMath 5.0">K_{c}</annotation>
  </semantics>
</math>
</file>

<file path=Object 39/content.xml><?xml version="1.0" encoding="utf-8"?>
<math xmlns="http://www.w3.org/1998/Math/MathML">
  <semantics>
    <mrow>
      <msub>
        <mi>K</mi>
        <mrow>
          <mi>c</mi>
        </mrow>
      </msub>
    </mrow>
    <annotation encoding="StarMath 5.0">K_{c}</annotation>
  </semantics>
</math>
</file>

<file path=Object 4/content.xml><?xml version="1.0" encoding="utf-8"?>
<math xmlns="http://www.w3.org/1998/Math/MathML" display="block">
  <semantics>
    <mrow>
      <mi mathvariant="italic">mol</mi>
      <msup>
        <mi mathvariant="italic">dm</mi>
        <mrow>
          <mo stretchy="false">−</mo>
          <mn>3</mn>
        </mrow>
      </msup>
    </mrow>
    <annotation encoding="StarMath 5.0">mol dm^{ -3 }</annotation>
  </semantics>
</math>
</file>

<file path=Object 40/content.xml><?xml version="1.0" encoding="utf-8"?>
<math xmlns="http://www.w3.org/1998/Math/MathML">
  <semantics>
    <mrow>
      <msub>
        <mi>K</mi>
        <mrow>
          <mi>c</mi>
        </mrow>
      </msub>
    </mrow>
    <annotation encoding="StarMath 5.0">K_{c}</annotation>
  </semantics>
</math>
</file>

<file path=Object 5/content.xml><?xml version="1.0" encoding="utf-8"?>
<math xmlns="http://www.w3.org/1998/Math/MathML" display="block">
  <semantics>
    <mrow>
      <mn>2</mn>
      <msup>
        <mi>n</mi>
        <mn>2</mn>
      </msup>
    </mrow>
    <annotation encoding="StarMath 5.0">2n^{ 2 }</annotation>
  </semantics>
</math>
</file>

<file path=Object 6/content.xml><?xml version="1.0" encoding="utf-8"?>
<math xmlns="http://www.w3.org/1998/Math/MathML" display="block">
  <semantics>
    <mi mathvariant="italic">NaCl</mi>
    <annotation encoding="StarMath 5.0">NaCl</annotation>
  </semantics>
</math>
</file>

<file path=Object 7/content.xml><?xml version="1.0" encoding="utf-8"?>
<math xmlns="http://www.w3.org/1998/Math/MathML" display="block">
  <semantics>
    <msub>
      <mi mathvariant="italic">MgCl</mi>
      <mn>2</mn>
    </msub>
    <annotation encoding="StarMath 5.0">MgCl_{ 2 }</annotation>
  </semantics>
</math>
</file>

<file path=Object 8/content.xml><?xml version="1.0" encoding="utf-8"?>
<math xmlns="http://www.w3.org/1998/Math/MathML" display="block">
  <semantics>
    <msub>
      <mi mathvariant="italic">AlCl</mi>
      <mn>3</mn>
    </msub>
    <annotation encoding="StarMath 5.0">AlCl_{ 3 }</annotation>
  </semantics>
</math>
</file>

<file path=Object 9/content.xml><?xml version="1.0" encoding="utf-8"?>
<math xmlns="http://www.w3.org/1998/Math/MathML" display="block">
  <semantics>
    <msub>
      <mi mathvariant="italic">SiCl</mi>
      <mn>4</mn>
    </msub>
    <annotation encoding="StarMath 5.0">SiCl_{ 4 }</annotation>
  </semantics>
</math>
</file>